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á uma aplicação em Rust que faz o parsing das strings de dados recebidas por TCP/IP, armazena os dados em um objeto (struct) e permite que eles sejam lidos, buscados, impressos e transmitidos de volta por TCP/IP.</text:p>
      <text:p text:style-name="Standard"/>
      <text:p text:style-name="Standard">---</text:p>
      <text:p text:style-name="Standard"/>
      <text:p text:style-name="Standard">### Estrutura do Projeto</text:p>
      <text:p text:style-name="Standard">1. **Struct `Client`**: Para armazenar os dados de cada cliente.</text:p>
      <text:p text:style-name="Standard">2. **Parsing**: Usando expressões regulares (`regex`) para extrair os dados das strings.</text:p>
      <text:p text:style-name="Standard">3. **TCP Server**: Um servidor TCP que recebe as strings, faz o parsing e armazena os dados.</text:p>
      <text:p text:style-name="Standard">4. **Funcionalidades**:</text:p>
      <text:p text:style-name="Standard"><text:s text:c="3"/>- Listar todos os clientes.</text:p>
      <text:p text:style-name="Standard"><text:s text:c="3"/>- Buscar um cliente por `Client ID`.</text:p>
      <text:p text:style-name="Standard"><text:s text:c="3"/>- Transmitir os dados de volta por TCP/IP.</text:p>
      <text:p text:style-name="Standard"/>
      <text:p text:style-name="Standard">---</text:p>
      <text:p text:style-name="Standard"/>
      <text:p text:style-name="Standard">### Código Completo</text:p>
      <text:p text:style-name="Standard"/>
      <text:p text:style-name="Standard">```rust</text:p>
      <text:p text:style-name="Standard">use std::collections::HashMap;</text:p>
      <text:p text:style-name="Standard">use std::net::{TcpListener, TcpStream};</text:p>
      <text:p text:style-name="Standard">use std::io::{Read, Write};</text:p>
      <text:p text:style-name="Standard">use std::sync::{Arc, Mutex};</text:p>
      <text:p text:style-name="Standard">use regex::Regex;</text:p>
      <text:p text:style-name="Standard">use std::thread;</text:p>
      <text:p text:style-name="Standard"/>
      <text:p text:style-name="Standard">// Struct para armazenar os dados do cliente</text:p>
      <text:p text:style-name="Standard">#[derive(Debug, Clone)]</text:p>
      <text:p text:style-name="Standard">struct Client {</text:p>
      <text:p text:style-name="Standard"><text:s text:c="4"/>id: u32,</text:p>
      <text:p text:style-name="Standard"><text:s text:c="4"/>ip: String,</text:p>
      <text:p text:style-name="Standard"><text:s text:c="4"/>status: String,</text:p>
      <text:p text:style-name="Standard"><text:s text:c="4"/>port: u16,</text:p>
      <text:p text:style-name="Standard"><text:s text:c="4"/>cid: u32,</text:p>
      <text:p text:style-name="Standard">}</text:p>
      <text:p text:style-name="Standard"/>
      <text:p text:style-name="Standard">// Função para fazer o parsing da string e criar um objeto Client</text:p>
      <text:p text:style-name="Standard">fn parse_client_data(data: &amp;str) -&gt; Option&lt;Client&gt; {</text:p>
      <text:p text:style-name="Standard"><text:s text:c="4"/>let re = Regex::new(r"Client ID: (\d+) Client IP: ([0-9.]+) Client Status: (\w+) Client Port: (\d+) Client CID: (\d+)").unwrap();</text:p>
      <text:p text:style-name="Standard"><text:s text:c="4"/>if let Some(caps) = re.captures(data) {</text:p>
      <text:p text:style-name="Standard"><text:s text:c="8"/>let id = caps[1].parse::&lt;u32&gt;().unwrap();</text:p>
      <text:p text:style-name="Standard"><text:s text:c="8"/>let ip = caps[2].to_string();</text:p>
      <text:p text:style-name="Standard"><text:s text:c="8"/>let status = caps[3].to_string();</text:p>
      <text:p text:style-name="Standard"><text:s text:c="8"/>let port = caps[4].parse::&lt;u16&gt;().unwrap();</text:p>
      <text:p text:style-name="Standard"><text:s text:c="8"/>let cid = caps[5].parse::&lt;u32&gt;().unwrap();</text:p>
      <text:p text:style-name="Standard"/>
      <text:p text:style-name="Standard"><text:s text:c="8"/>Some(Client {</text:p>
      <text:p text:style-name="Standard"><text:s text:c="12"/>id,</text:p>
      <text:p text:style-name="Standard"><text:s text:c="12"/>ip,</text:p>
      <text:p text:style-name="Standard"><text:s text:c="12"/>status,</text:p>
      <text:p text:style-name="Standard"><text:soft-page-break/><text:s text:c="12"/>port,</text:p>
      <text:p text:style-name="Standard"><text:s text:c="12"/>cid,</text:p>
      <text:p text:style-name="Standard"><text:s text:c="8"/>})</text:p>
      <text:p text:style-name="Standard"><text:s text:c="4"/>} else {</text:p>
      <text:p text:style-name="Standard"><text:s text:c="8"/>None</text:p>
      <text:p text:style-name="Standard"><text:s text:c="4"/>}</text:p>
      <text:p text:style-name="Standard">}</text:p>
      <text:p text:style-name="Standard"/>
      <text:p text:style-name="Standard">// Função para lidar com a conexão do cliente</text:p>
      <text:p text:style-name="Standard">fn handle_client(mut stream: TcpStream, clients: Arc&lt;Mutex&lt;HashMap&lt;u32, Client&gt;&gt;&gt;) {</text:p>
      <text:p text:style-name="Standard"><text:s text:c="4"/>let mut buffer = [0; 1024];</text:p>
      <text:p text:style-name="Standard"><text:s text:c="4"/>stream.read(&amp;mut buffer).unwrap();</text:p>
      <text:p text:style-name="Standard"/>
      <text:p text:style-name="Standard"><text:s text:c="4"/>let data = String::from_utf8_lossy(&amp;buffer[..]);</text:p>
      <text:p text:style-name="Standard"><text:s text:c="4"/>println!("Received data: {}", data);</text:p>
      <text:p text:style-name="Standard"/>
      <text:p text:style-name="Standard"><text:s text:c="4"/>if let Some(client) = parse_client_data(&amp;data) {</text:p>
      <text:p text:style-name="Standard"><text:s text:c="8"/>let mut clients = clients.lock().unwrap();</text:p>
      <text:p text:style-name="Standard"><text:s text:c="8"/>clients.insert(client.id, client.clone());</text:p>
      <text:p text:style-name="Standard"><text:s text:c="8"/>println!("Client added: {:?}", client);</text:p>
      <text:p text:style-name="Standard"/>
      <text:p text:style-name="Standard"><text:s text:c="8"/>// Envia os dados de volta ao cliente</text:p>
      <text:p text:style-name="Standard"><text:s text:c="8"/>let response = format!("Client ID: {} added successfully.\n", client.id);</text:p>
      <text:p text:style-name="Standard"><text:s text:c="8"/>stream.write(response.as_bytes()).unwrap();</text:p>
      <text:p text:style-name="Standard"><text:s text:c="4"/>} else {</text:p>
      <text:p text:style-name="Standard"><text:s text:c="8"/>let response = "Failed to parse client data.\n";</text:p>
      <text:p text:style-name="Standard"><text:s text:c="8"/>stream.write(response.as_bytes()).unwrap();</text:p>
      <text:p text:style-name="Standard"><text:s text:c="4"/>}</text:p>
      <text:p text:style-name="Standard">}</text:p>
      <text:p text:style-name="Standard"/>
      <text:p text:style-name="Standard">// Função principal</text:p>
      <text:p text:style-name="Standard">fn main() {</text:p>
      <text:p text:style-name="Standard"><text:s text:c="4"/>let listener = TcpListener::bind("127.0.0.1:7878").unwrap();</text:p>
      <text:p text:style-name="Standard"><text:s text:c="4"/>println!("Server listening on port 7878...");</text:p>
      <text:p text:style-name="Standard"/>
      <text:p text:style-name="Standard"><text:s text:c="4"/>// Usamos um HashMap protegido por Mutex para armazenar os clientes</text:p>
      <text:p text:style-name="Standard"><text:s text:c="4"/>let clients = Arc::new(Mutex::new(HashMap::&lt;u32, Client&gt;::new()));</text:p>
      <text:p text:style-name="Standard"/>
      <text:p text:style-name="Standard"><text:s text:c="4"/>for stream in listener.incoming() {</text:p>
      <text:p text:style-name="Standard"><text:s text:c="8"/>let clients = Arc::clone(&amp;clients);</text:p>
      <text:p text:style-name="Standard"><text:s text:c="8"/>match stream {</text:p>
      <text:p text:style-name="Standard"><text:s text:c="12"/>Ok(stream) =&gt; {</text:p>
      <text:p text:style-name="Standard"><text:s text:c="16"/>println!("New connection: {}", stream.peer_addr().unwrap());</text:p>
      <text:p text:style-name="Standard"><text:s text:c="16"/>thread::spawn(move || {</text:p>
      <text:p text:style-name="Standard"><text:s text:c="20"/>handle_client(stream, clients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iled to establish connection: {}", e);</text:p>
      <text:p text:style-name="Standard"><text:s text:c="12"/>}</text:p>
      <text:p text:style-name="Standard"><text:s text:c="8"/>}</text:p>
      <text:p text:style-name="Standard"><text:s text:c="4"/>}</text:p>
      <text:p text:style-name="Standard"><text:soft-page-break/>}</text:p>
      <text:p text:style-name="Standard">```</text:p>
      <text:p text:style-name="Standard"/>
      <text:p text:style-name="Standard">---</text:p>
      <text:p text:style-name="Standard"/>
      <text:p text:style-name="Standard">### Explicação do Código</text:p>
      <text:p text:style-name="Standard"/>
      <text:p text:style-name="Standard">1. **Struct `Client`**:</text:p>
      <text:p text:style-name="Standard"><text:s text:c="3"/>- Armazena os dados de cada cliente (`id`, `ip`, `status`, `port`, `cid`).</text:p>
      <text:p text:style-name="Standard"/>
      <text:p text:style-name="Standard">2. **Parsing com Regex**:</text:p>
      <text:p text:style-name="Standard"><text:s text:c="3"/>- Usamos a crate `regex` para extrair os dados da string.</text:p>
      <text:p text:style-name="Standard"><text:s text:c="3"/>- O padrão `r"Client ID: (\d+) Client IP: ([0-9.]+) Client Status: (\w+) Client Port: (\d+) Client CID: (\d+)"` captura os valores de `Client ID`, `Client IP`, `Client Status`, `Client Port` e `Client CID`.</text:p>
      <text:p text:style-name="Standard"/>
      <text:p text:style-name="Standard">3. **Servidor TCP**:</text:p>
      <text:p text:style-name="Standard"><text:s text:c="3"/>- O servidor escuta na porta `7878`.</text:p>
      <text:p text:style-name="Standard"><text:s text:c="3"/>- Para cada conexão, uma nova thread é criada para lidar com o cliente.</text:p>
      <text:p text:style-name="Standard"><text:s text:c="3"/>- Os dados recebidos são processados e armazenados em um `HashMap&lt;u32, Client&gt;` protegido por um `Mutex` para acesso seguro em múltiplas threads.</text:p>
      <text:p text:style-name="Standard"/>
      <text:p text:style-name="Standard">4. **Funcionalidades**:</text:p>
      <text:p text:style-name="Standard"><text:s text:c="3"/>- **Adicionar cliente**: O servidor faz o parsing da string e adiciona o cliente ao `HashMap`.</text:p>
      <text:p text:style-name="Standard"><text:s text:c="3"/>- **Transmitir resposta**: O servidor envia uma mensagem de confirmação de volta ao cliente.</text:p>
      <text:p text:style-name="Standard"/>
      <text:p text:style-name="Standard">---</text:p>
      <text:p text:style-name="Standard"/>
      <text:p text:style-name="Standard">### Como Testar</text:p>
      <text:p text:style-name="Standard"/>
      <text:p text:style-name="Standard">1. **Compile o código**:</text:p>
      <text:p text:style-name="Standard"><text:s text:c="3"/>Certifique-se de ter o Rust instalado e execute:</text:p>
      <text:p text:style-name="Standard"><text:s text:c="3"/>```bash</text:p>
      <text:p text:style-name="Standard"><text:s text:c="3"/>cargo new tcp_parser</text:p>
      <text:p text:style-name="Standard"><text:s text:c="3"/>cd tcp_parser</text:p>
      <text:p text:style-name="Standard"><text:s text:c="3"/>```</text:p>
      <text:p text:style-name="Standard"><text:s text:c="3"/>Adicione as dependências no `Cargo.toml`:</text:p>
      <text:p text:style-name="Standard"><text:s text:c="3"/>```toml</text:p>
      <text:p text:style-name="Standard"><text:s text:c="3"/>[dependencies]</text:p>
      <text:p text:style-name="Standard"><text:s text:c="3"/>regex = "1.5"</text:p>
      <text:p text:style-name="Standard"><text:s text:c="3"/>```</text:p>
      <text:p text:style-name="Standard"><text:s text:c="3"/>Substitua o conteúdo de `src/main.rs` pelo código acima e compile:</text:p>
      <text:p text:style-name="Standard"><text:s text:c="3"/>```bash</text:p>
      <text:p text:style-name="Standard"><text:s text:c="3"/>cargo build</text:p>
      <text:p text:style-name="Standard"><text:s text:c="3"/>cargo run</text:p>
      <text:p text:style-name="Standard"><text:s text:c="3"/>```</text:p>
      <text:p text:style-name="Standard"/>
      <text:p text:style-name="Standard">2. **Envie dados para o servidor**:</text:p>
      <text:p text:style-name="Standard"><text:s text:c="3"/>Use `telnet` ou um script Python para enviar as strings de dados:</text:p>
      <text:p text:style-name="Standard"><text:s text:c="3"/>```bash</text:p>
      <text:p text:style-name="Standard"><text:s text:c="3"/>echo "Client ID: 1000 Client IP: 192.168.1.69 Client Status: active Client Port: 25468 Client CID: 1000" | nc 127.0.0.1 7878</text:p>
      <text:p text:style-name="Standard"><text:soft-page-break/><text:s text:c="3"/>```</text:p>
      <text:p text:style-name="Standard"/>
      <text:p text:style-name="Standard">3. **Verifique o servidor**:</text:p>
      <text:p text:style-name="Standard"><text:s text:c="3"/>O servidor imprimirá os dados recebidos e armazenará os clientes no `HashMap`.</text:p>
      <text:p text:style-name="Standard"/>
      <text:p text:style-name="Standard">---</text:p>
      <text:p text:style-name="Standard"/>
      <text:p text:style-name="Standard">### Extensões Futuras</text:p>
      <text:p text:style-name="Standard">- Adicionar funcionalidades para listar todos os clientes ou buscar um cliente por `Client ID`.</text:p>
      <text:p text:style-name="Standard">- Permitir que o servidor envie os dados armazenados de volta ao cliente sob demanda.</text:p>
      <text:p text:style-name="Standard">- Implementar um protocolo de comunicação mais robusto (por exemplo, JSON).</text:p>
      <text:p text:style-name="Standard"/>
      <text:p text:style-name="Standard">Se precisar de mais ajuda ou explicações, é só perguntar!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Vamos melhorar o sistema! Agora, antes de gravar um novo cliente na estrutura, o servidor verificará se o `Client ID` já existe. Se existir, ele retornará uma mensagem informando que o dado já está cadastrado. Caso contrário, o cliente será adicionado à estrutura.</text:p>
      <text:p text:style-name="Standard"/>
      <text:p text:style-name="Standard">---</text:p>
      <text:p text:style-name="Standard"/>
      <text:p text:style-name="Standard">### Código Atualizado</text:p>
      <text:p text:style-name="Standard"/>
      <text:p text:style-name="Standard">Aqui está a versão atualizada do servidor TCP com a verificação de `Client ID` duplicado:</text:p>
      <text:p text:style-name="Standard"/>
      <text:p text:style-name="Standard">```rust</text:p>
      <text:p text:style-name="Standard">use std::collections::HashMap;</text:p>
      <text:p text:style-name="Standard">use std::net::{TcpListener, TcpStream};</text:p>
      <text:p text:style-name="Standard">use std::io::{BufRead, BufReader, Write};</text:p>
      <text:p text:style-name="Standard">use std::sync::{Arc, Mutex};</text:p>
      <text:p text:style-name="Standard">use regex::Regex;</text:p>
      <text:p text:style-name="Standard">use std::thread;</text:p>
      <text:p text:style-name="Standard"/>
      <text:p text:style-name="Standard">// Struct para armazenar os dados do cliente</text:p>
      <text:p text:style-name="Standard">#[derive(Debug, Clone)]</text:p>
      <text:p text:style-name="Standard">struct Client {</text:p>
      <text:p text:style-name="Standard"><text:s text:c="4"/>id: u32,</text:p>
      <text:p text:style-name="Standard"><text:s text:c="4"/>ip: String,</text:p>
      <text:p text:style-name="Standard"><text:s text:c="4"/>status: String,</text:p>
      <text:p text:style-name="Standard"><text:s text:c="4"/>port: u16,</text:p>
      <text:p text:style-name="Standard"><text:s text:c="4"/>cid: u32,</text:p>
      <text:p text:style-name="Standard">}</text:p>
      <text:p text:style-name="Standard"/>
      <text:p text:style-name="Standard">// Função para fazer o parsing da string e criar um objeto Client</text:p>
      <text:p text:style-name="Standard">fn parse_client_data(data: &amp;str) -&gt; Option&lt;Client&gt; {</text:p>
      <text:p text:style-name="Standard"><text:s text:c="4"/>let re = Regex::new(r"Client ID: (\d+) Client IP: ([0-9.]+) Client Status: (\w+) Client Port: (\d+) Client CID: (\d+)").unwrap();</text:p>
      <text:p text:style-name="Standard"><text:s text:c="4"/>if let Some(caps) = re.captures(data) {</text:p>
      <text:p text:style-name="Standard"><text:s text:c="8"/>let id = caps[1].parse::&lt;u32&gt;().unwrap();</text:p>
      <text:p text:style-name="Standard"><text:s text:c="8"/>let ip = caps[2].to_string();</text:p>
      <text:p text:style-name="Standard"><text:s text:c="8"/>let status = caps[3].to_string();</text:p>
      <text:p text:style-name="Standard"><text:s text:c="8"/>let port = caps[4].parse::&lt;u16&gt;().unwrap();</text:p>
      <text:p text:style-name="Standard"><text:s text:c="8"/>let cid = caps[5].parse::&lt;u32&gt;().unwrap();</text:p>
      <text:p text:style-name="Standard"/>
      <text:p text:style-name="Standard"><text:s text:c="8"/>Some(Client {</text:p>
      <text:p text:style-name="Standard"><text:s text:c="12"/>id,</text:p>
      <text:p text:style-name="Standard"><text:s text:c="12"/>ip,</text:p>
      <text:p text:style-name="Standard"><text:s text:c="12"/>status,</text:p>
      <text:p text:style-name="Standard"><text:s text:c="12"/>port,</text:p>
      <text:p text:style-name="Standard"><text:s text:c="12"/>cid,</text:p>
      <text:p text:style-name="Standard"><text:s text:c="8"/>})</text:p>
      <text:p text:style-name="Standard"><text:s text:c="4"/>} else {</text:p>
      <text:p text:style-name="Standard"><text:s text:c="8"/>None</text:p>
      <text:p text:style-name="Standard"><text:s text:c="4"/>}</text:p>
      <text:p text:style-name="Standard">}</text:p>
      <text:p text:style-name="Standard"/>
      <text:p text:style-name="Standard"><text:soft-page-break/>// Função para lidar com a conexão do cliente</text:p>
      <text:p text:style-name="Standard">fn handle_client(mut stream: TcpStream, clients: Arc&lt;Mutex&lt;HashMap&lt;u32, Client&gt;&gt;&gt;) {</text:p>
      <text:p text:style-name="Standard"><text:s text:c="4"/>let mut reader = BufReader::new(stream.try_clone().unwrap());</text:p>
      <text:p text:style-name="Standard"><text:s text:c="4"/>let mut buffer = String::new();</text:p>
      <text:p text:style-name="Standard"/>
      <text:p text:style-name="Standard"><text:s text:c="4"/>println!("New connection: {}", stream.peer_addr().unwrap());</text:p>
      <text:p text:style-name="Standard"/>
      <text:p text:style-name="Standard"><text:s text:c="4"/>loop {</text:p>
      <text:p text:style-name="Standard"><text:s text:c="8"/>buffer.clear();</text:p>
      <text:p text:style-name="Standard"><text:s text:c="8"/>match reader.read_line(&amp;mut buffer) {</text:p>
      <text:p text:style-name="Standard"><text:s text:c="12"/>Ok(0) =&gt; {</text:p>
      <text:p text:style-name="Standard"><text:s text:c="16"/>// Conexão fechada pelo cliente</text:p>
      <text:p text:style-name="Standard"><text:s text:c="16"/>println!("Client disconnected: {}", stream.peer_addr().unwrap());</text:p>
      <text:p text:style-name="Standard"><text:s text:c="16"/>break;</text:p>
      <text:p text:style-name="Standard"><text:s text:c="12"/>}</text:p>
      <text:p text:style-name="Standard"><text:s text:c="12"/>Ok(_) =&gt; {</text:p>
      <text:p text:style-name="Standard"><text:s text:c="16"/>let data = buffer.trim(); // Remove espaços em branco e novas linhas</text:p>
      <text:p text:style-name="Standard"><text:s text:c="16"/>println!("Received data: {}", data);</text:p>
      <text:p text:style-name="Standard"/>
      <text:p text:style-name="Standard"><text:s text:c="16"/>if let Some(client) = parse_client_data(data) {</text:p>
      <text:p text:style-name="Standard"><text:s text:c="20"/>let mut clients = clients.lock().unwrap();</text:p>
      <text:p text:style-name="Standard"/>
      <text:p text:style-name="Standard"><text:s text:c="20"/>// Verifica se o Client ID já existe</text:p>
      <text:p text:style-name="Standard"><text:s text:c="20"/>if clients.contains_key(&amp;client.id) {</text:p>
      <text:p text:style-name="Standard"><text:s text:c="24"/>let response = format!("Client ID: {} already exists.\n", client.id);</text:p>
      <text:p text:style-name="Standard"><text:s text:c="24"/>stream.write_all(response.as_bytes()).unwrap();</text:p>
      <text:p text:style-name="Standard"><text:s text:c="24"/>println!("Client ID: {} already exists.", client.id);</text:p>
      <text:p text:style-name="Standard"><text:s text:c="20"/>} else {</text:p>
      <text:p text:style-name="Standard"><text:s text:c="24"/>// Adiciona o cliente ao HashMap</text:p>
      <text:p text:style-name="Standard"><text:s text:c="24"/>clients.insert(client.id, client.clone());</text:p>
      <text:p text:style-name="Standard"><text:s text:c="24"/>let response = format!("Client ID: {} added successfully.\n", client.id);</text:p>
      <text:p text:style-name="Standard"><text:s text:c="24"/>stream.write_all(response.as_bytes()).unwrap();</text:p>
      <text:p text:style-name="Standard"><text:s text:c="24"/>println!("Client added: {:?}", client);</text:p>
      <text:p text:style-name="Standard"><text:s text:c="20"/>}</text:p>
      <text:p text:style-name="Standard"><text:s text:c="16"/>} else {</text:p>
      <text:p text:style-name="Standard"><text:s text:c="20"/>// Envia uma mensagem de erro se o parsing falhar</text:p>
      <text:p text:style-name="Standard"><text:s text:c="20"/>let response = "Failed to parse client data.\n";</text:p>
      <text:p text:style-name="Standard"><text:s text:c="20"/>stream.write_all(response.as_bytes()).unwrap(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println!("Error reading from client: {}", e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ção principal</text:p>
      <text:p text:style-name="Standard">fn main() {</text:p>
      <text:p text:style-name="Standard"><text:s text:c="4"/>let listener = TcpListener::bind("127.0.0.1:7878").unwrap();</text:p>
      <text:p text:style-name="Standard"><text:s text:c="4"/>println!("Server listening on port 7878...");</text:p>
      <text:p text:style-name="Standard"><text:soft-page-break/></text:p>
      <text:p text:style-name="Standard"><text:s text:c="4"/>// Usamos um HashMap protegido por Mutex para armazenar os clientes</text:p>
      <text:p text:style-name="Standard"><text:s text:c="4"/>let clients = Arc::new(Mutex::new(HashMap::&lt;u32, Client&gt;::new()));</text:p>
      <text:p text:style-name="Standard"/>
      <text:p text:style-name="Standard"><text:s text:c="4"/>for stream in listener.incoming() {</text:p>
      <text:p text:style-name="Standard"><text:s text:c="8"/>let clients = Arc::clone(&amp;clients);</text:p>
      <text:p text:style-name="Standard"><text:s text:c="8"/>match stream {</text:p>
      <text:p text:style-name="Standard"><text:s text:c="12"/>Ok(stream) =&gt; {</text:p>
      <text:p text:style-name="Standard"><text:s text:c="16"/>println!("New connection: {}", stream.peer_addr().unwrap());</text:p>
      <text:p text:style-name="Standard"><text:s text:c="16"/>thread::spawn(move || {</text:p>
      <text:p text:style-name="Standard"><text:s text:c="20"/>handle_client(stream, clients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iled to establish connection: {}", 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Mudanças Principais</text:p>
      <text:p text:style-name="Standard"/>
      <text:p text:style-name="Standard">1. **Verificação de `Client ID` Duplicado**:</text:p>
      <text:p text:style-name="Standard"><text:s text:c="3"/>- Antes de inserir um novo cliente no `HashMap`, o servidor verifica se o `Client ID` já existe usando `clients.contains_key(&amp;client.id)`.</text:p>
      <text:p text:style-name="Standard"><text:s text:c="3"/>- Se o `Client ID` já existir, o servidor retorna uma mensagem informando que o cliente já está cadastrado.</text:p>
      <text:p text:style-name="Standard"/>
      <text:p text:style-name="Standard">2. **Respostas ao Cliente**:</text:p>
      <text:p text:style-name="Standard"><text:s text:c="3"/>- Se o `Client ID` já existir, a mensagem `"Client ID: X already exists."` é enviada ao cliente.</text:p>
      <text:p text:style-name="Standard"><text:s text:c="3"/>- Se o `Client ID` não existir, o cliente é adicionado ao `HashMap`, e a mensagem `"Client ID: X added successfully."` é enviada.</text:p>
      <text:p text:style-name="Standard"/>
      <text:p text:style-name="Standard">3. **Logs do Servidor**:</text:p>
      <text:p text:style-name="Standard"><text:s text:c="3"/>- O servidor imprime mensagens no console para indicar se um cliente foi adicionado ou se o `Client ID` já existe.</text:p>
      <text:p text:style-name="Standard"/>
      <text:p text:style-name="Standard">---</text:p>
      <text:p text:style-name="Standard"/>
      <text:p text:style-name="Standard">### Como Testar</text:p>
      <text:p text:style-name="Standard"/>
      <text:p text:style-name="Standard">1. **Compile o código**:</text:p>
      <text:p text:style-name="Standard"><text:s text:c="3"/>Certifique-se de ter o Rust instalado e execute:</text:p>
      <text:p text:style-name="Standard"><text:s text:c="3"/>```bash</text:p>
      <text:p text:style-name="Standard"><text:s text:c="3"/>cargo new tcp_parser</text:p>
      <text:p text:style-name="Standard"><text:s text:c="3"/>cd tcp_parser</text:p>
      <text:p text:style-name="Standard"><text:s text:c="3"/>```</text:p>
      <text:p text:style-name="Standard"><text:s text:c="3"/>Adicione as dependências no `Cargo.toml`:</text:p>
      <text:p text:style-name="Standard"><text:s text:c="3"/>```toml</text:p>
      <text:p text:style-name="Standard"><text:soft-page-break/><text:s text:c="3"/>[dependencies]</text:p>
      <text:p text:style-name="Standard"><text:s text:c="3"/>regex = "1.5"</text:p>
      <text:p text:style-name="Standard"><text:s text:c="3"/>```</text:p>
      <text:p text:style-name="Standard"><text:s text:c="3"/>Substitua o conteúdo de `src/main.rs` pelo código acima e compile:</text:p>
      <text:p text:style-name="Standard"><text:s text:c="3"/>```bash</text:p>
      <text:p text:style-name="Standard"><text:s text:c="3"/>cargo build</text:p>
      <text:p text:style-name="Standard"><text:s text:c="3"/>cargo run</text:p>
      <text:p text:style-name="Standard"><text:s text:c="3"/>```</text:p>
      <text:p text:style-name="Standard"/>
      <text:p text:style-name="Standard">2. **Conecte ao Servidor**:</text:p>
      <text:p text:style-name="Standard"><text:s text:c="3"/>Use `telnet` ou um script Python para enviar várias linhas de dados:</text:p>
      <text:p text:style-name="Standard"><text:s text:c="3"/>```bash</text:p>
      <text:p text:style-name="Standard"><text:s text:c="3"/>telnet 127.0.0.1 7878</text:p>
      <text:p text:style-name="Standard"><text:s text:c="3"/>```</text:p>
      <text:p text:style-name="Standard"><text:s text:c="3"/>Envie várias linhas de dados, como:</text:p>
      <text:p text:style-name="Standard"><text:s text:c="3"/>```</text:p>
      <text:p text:style-name="Standard"><text:s text:c="3"/>Client ID: 1000 Client IP: 192.168.1.69 Client Status: active Client Port: 25468 Client CID: 1000</text:p>
      <text:p text:style-name="Standard"><text:s text:c="3"/>Client ID: 1000 Client IP: 192.168.1.70 Client Status: active Client Port: 35869 Client CID: 2000</text:p>
      <text:p text:style-name="Standard"><text:s text:c="3"/>Client ID: 2000 Client IP: 192.168.1.70 Client Status: active Client Port: 35869 Client CID: 2000</text:p>
      <text:p text:style-name="Standard"><text:s text:c="3"/>```</text:p>
      <text:p text:style-name="Standard"/>
      <text:p text:style-name="Standard">3. **Verifique o Servidor**:</text:p>
      <text:p text:style-name="Standard"><text:s text:c="3"/>O servidor imprimirá os dados recebidos e verificará se o `Client ID` já existe antes de adicionar o cliente.</text:p>
      <text:p text:style-name="Standard"/>
      <text:p text:style-name="Standard">---</text:p>
      <text:p text:style-name="Standard"/>
      <text:p text:style-name="Standard">### Exemplo de Saída do Servidor</text:p>
      <text:p text:style-name="Standard"/>
      <text:p text:style-name="Standard">```</text:p>
      <text:p text:style-name="Standard">Server listening on port 7878...</text:p>
      <text:p text:style-name="Standard">New connection: 127.0.0.1:12345</text:p>
      <text:p text:style-name="Standard">Received data: Client ID: 1000 Client IP: 192.168.1.69 Client Status: active Client Port: 25468 Client CID: 1000</text:p>
      <text:p text:style-name="Standard">Client added: Client { id: 1000, ip: "192.168.1.69", status: "active", port: 25468, cid: 1000 }</text:p>
      <text:p text:style-name="Standard">Received data: Client ID: 1000 Client IP: 192.168.1.70 Client Status: active Client Port: 35869 Client CID: 2000</text:p>
      <text:p text:style-name="Standard">Client ID: 1000 already exists.</text:p>
      <text:p text:style-name="Standard">Received data: Client ID: 2000 Client IP: 192.168.1.70 Client Status: active Client Port: 35869 Client CID: 2000</text:p>
      <text:p text:style-name="Standard">Client added: Client { id: 2000, ip: "192.168.1.70", status: "active", port: 35869, cid: 2000 }</text:p>
      <text:p text:style-name="Standard">Client disconnected: 127.0.0.1:12345</text:p>
      <text:p text:style-name="Standard">```</text:p>
      <text:p text:style-name="Standard"/>
      <text:p text:style-name="Standard">---</text:p>
      <text:p text:style-name="Standard"/>
      <text:p text:style-name="Standard">### Extensões Futuras</text:p>
      <text:p text:style-name="Standard">- Adicionar comandos para listar todos os clientes ou buscar um cliente por `Client ID`.</text:p>
      <text:p text:style-name="Standard">- Implementar um protocolo de comunicação mais robusto (por exemplo, JSON ou mensagens estruturadas).</text:p>
      <text:p text:style-name="Standard"/>
      <text:p text:style-name="Standard">Se precisar de mais ajustes ou explicações, é só avisar! 😊</text:p>
      <text:p text:style-name="Standard"><text:soft-page-break/></text:p>
      <text:p text:style-name="Standard">Vamos adicionar comandos para listar todos os clientes e buscar um cliente por `Client ID`. Para isso, vamos implementar um protocolo simples onde o cliente pode enviar comandos específicos para o servidor, como:</text:p>
      <text:p text:style-name="Standard"/>
      <text:p text:style-name="Standard">- **`LIST`**: Lista todos os clientes cadastrados.</text:p>
      <text:p text:style-name="Standard">- **`SEARCH &lt;Client ID&gt;`**: Busca um cliente pelo `Client ID`.</text:p>
      <text:p text:style-name="Standard">- **`ADD &lt;dados do cliente&gt;`**: Adiciona um novo cliente (como já está implementado).</text:p>
      <text:p text:style-name="Standard"/>
      <text:p text:style-name="Standard">O servidor processará esses comandos e retornará as respostas apropriadas.</text:p>
      <text:p text:style-name="Standard"/>
      <text:p text:style-name="Standard">---</text:p>
      <text:p text:style-name="Standard"/>
      <text:p text:style-name="Standard">### Código Atualizado</text:p>
      <text:p text:style-name="Standard"/>
      <text:p text:style-name="Standard">Aqui está a versão atualizada do servidor TCP com os novos comandos:</text:p>
      <text:p text:style-name="Standard"/>
      <text:p text:style-name="Standard">```rust</text:p>
      <text:p text:style-name="Standard">use std::collections::HashMap;</text:p>
      <text:p text:style-name="Standard">use std::net::{TcpListener, TcpStream};</text:p>
      <text:p text:style-name="Standard">use std::io::{BufRead, BufReader, Write};</text:p>
      <text:p text:style-name="Standard">use std::sync::{Arc, Mutex};</text:p>
      <text:p text:style-name="Standard">use regex::Regex;</text:p>
      <text:p text:style-name="Standard">use std::thread;</text:p>
      <text:p text:style-name="Standard"/>
      <text:p text:style-name="Standard">// Struct para armazenar os dados do cliente</text:p>
      <text:p text:style-name="Standard">#[derive(Debug, Clone)]</text:p>
      <text:p text:style-name="Standard">struct Client {</text:p>
      <text:p text:style-name="Standard"><text:s text:c="4"/>id: u32,</text:p>
      <text:p text:style-name="Standard"><text:s text:c="4"/>ip: String,</text:p>
      <text:p text:style-name="Standard"><text:s text:c="4"/>status: String,</text:p>
      <text:p text:style-name="Standard"><text:s text:c="4"/>port: u16,</text:p>
      <text:p text:style-name="Standard"><text:s text:c="4"/>cid: u32,</text:p>
      <text:p text:style-name="Standard">}</text:p>
      <text:p text:style-name="Standard"/>
      <text:p text:style-name="Standard">// Função para fazer o parsing da string e criar um objeto Client</text:p>
      <text:p text:style-name="Standard">fn parse_client_data(data: &amp;str) -&gt; Option&lt;Client&gt; {</text:p>
      <text:p text:style-name="Standard"><text:s text:c="4"/>let re = Regex::new(r"Client ID: (\d+) Client IP: ([0-9.]+) Client Status: (\w+) Client Port: (\d+) Client CID: (\d+)").unwrap();</text:p>
      <text:p text:style-name="Standard"><text:s text:c="4"/>if let Some(caps) = re.captures(data) {</text:p>
      <text:p text:style-name="Standard"><text:s text:c="8"/>let id = caps[1].parse::&lt;u32&gt;().unwrap();</text:p>
      <text:p text:style-name="Standard"><text:s text:c="8"/>let ip = caps[2].to_string();</text:p>
      <text:p text:style-name="Standard"><text:s text:c="8"/>let status = caps[3].to_string();</text:p>
      <text:p text:style-name="Standard"><text:s text:c="8"/>let port = caps[4].parse::&lt;u16&gt;().unwrap();</text:p>
      <text:p text:style-name="Standard"><text:s text:c="8"/>let cid = caps[5].parse::&lt;u32&gt;().unwrap();</text:p>
      <text:p text:style-name="Standard"/>
      <text:p text:style-name="Standard"><text:s text:c="8"/>Some(Client {</text:p>
      <text:p text:style-name="Standard"><text:s text:c="12"/>id,</text:p>
      <text:p text:style-name="Standard"><text:s text:c="12"/>ip,</text:p>
      <text:p text:style-name="Standard"><text:s text:c="12"/>status,</text:p>
      <text:p text:style-name="Standard"><text:s text:c="12"/>port,</text:p>
      <text:p text:style-name="Standard"><text:s text:c="12"/>cid,</text:p>
      <text:p text:style-name="Standard"><text:soft-page-break/><text:s text:c="8"/>})</text:p>
      <text:p text:style-name="Standard"><text:s text:c="4"/>} else {</text:p>
      <text:p text:style-name="Standard"><text:s text:c="8"/>None</text:p>
      <text:p text:style-name="Standard"><text:s text:c="4"/>}</text:p>
      <text:p text:style-name="Standard">}</text:p>
      <text:p text:style-name="Standard"/>
      <text:p text:style-name="Standard">// Função para lidar com a conexão do cliente</text:p>
      <text:p text:style-name="Standard">fn handle_client(mut stream: TcpStream, clients: Arc&lt;Mutex&lt;HashMap&lt;u32, Client&gt;&gt;&gt;) {</text:p>
      <text:p text:style-name="Standard"><text:s text:c="4"/>let mut reader = BufReader::new(stream.try_clone().unwrap());</text:p>
      <text:p text:style-name="Standard"><text:s text:c="4"/>let mut buffer = String::new();</text:p>
      <text:p text:style-name="Standard"/>
      <text:p text:style-name="Standard"><text:s text:c="4"/>println!("New connection: {}", stream.peer_addr().unwrap());</text:p>
      <text:p text:style-name="Standard"/>
      <text:p text:style-name="Standard"><text:s text:c="4"/>loop {</text:p>
      <text:p text:style-name="Standard"><text:s text:c="8"/>buffer.clear();</text:p>
      <text:p text:style-name="Standard"><text:s text:c="8"/>match reader.read_line(&amp;mut buffer) {</text:p>
      <text:p text:style-name="Standard"><text:s text:c="12"/>Ok(0) =&gt; {</text:p>
      <text:p text:style-name="Standard"><text:s text:c="16"/>// Conexão fechada pelo cliente</text:p>
      <text:p text:style-name="Standard"><text:s text:c="16"/>println!("Client disconnected: {}", stream.peer_addr().unwrap());</text:p>
      <text:p text:style-name="Standard"><text:s text:c="16"/>break;</text:p>
      <text:p text:style-name="Standard"><text:s text:c="12"/>}</text:p>
      <text:p text:style-name="Standard"><text:s text:c="12"/>Ok(_) =&gt; {</text:p>
      <text:p text:style-name="Standard"><text:s text:c="16"/>let data = buffer.trim(); // Remove espaços em branco e novas linhas</text:p>
      <text:p text:style-name="Standard"><text:s text:c="16"/>println!("Received command: {}", data);</text:p>
      <text:p text:style-name="Standard"/>
      <text:p text:style-name="Standard"><text:s text:c="16"/>// Processa o comando recebido</text:p>
      <text:p text:style-name="Standard"><text:s text:c="16"/>let response = process_command(data, &amp;clients);</text:p>
      <text:p text:style-name="Standard"><text:s text:c="16"/>stream.write_all(response.as_bytes()).unwrap();</text:p>
      <text:p text:style-name="Standard"><text:s text:c="12"/>}</text:p>
      <text:p text:style-name="Standard"><text:s text:c="12"/>Err(e) =&gt; {</text:p>
      <text:p text:style-name="Standard"><text:s text:c="16"/>println!("Error reading from client: {}", e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ção para processar os comandos recebidos</text:p>
      <text:p text:style-name="Standard">fn process_command(command: &amp;str, clients: &amp;Arc&lt;Mutex&lt;HashMap&lt;u32, Client&gt;&gt;&gt;) -&gt; String {</text:p>
      <text:p text:style-name="Standard"><text:s text:c="4"/>let parts: Vec&lt;&amp;str&gt; = command.split_whitespace().collect();</text:p>
      <text:p text:style-name="Standard"><text:s text:c="4"/>match parts.as_slice() {</text:p>
      <text:p text:style-name="Standard"><text:s text:c="8"/>["LIST"] =&gt; {</text:p>
      <text:p text:style-name="Standard"><text:s text:c="12"/>let clients = clients.lock().unwrap();</text:p>
      <text:p text:style-name="Standard"><text:s text:c="12"/>if clients.is_empty() {</text:p>
      <text:p text:style-name="Standard"><text:s text:c="16"/>"No clients registered.\n".to_string()</text:p>
      <text:p text:style-name="Standard"><text:s text:c="12"/>} else {</text:p>
      <text:p text:style-name="Standard"><text:s text:c="16"/>let mut response = String::new();</text:p>
      <text:p text:style-name="Standard"><text:s text:c="16"/>for client in clients.values() {</text:p>
      <text:p text:style-name="Standard"><text:s text:c="20"/>response.push_str(&amp;format!("{:?}\n", client));</text:p>
      <text:p text:style-name="Standard"><text:s text:c="16"/>}</text:p>
      <text:p text:style-name="Standard"><text:s text:c="16"/>response</text:p>
      <text:p text:style-name="Standard"><text:soft-page-break/><text:s text:c="12"/>}</text:p>
      <text:p text:style-name="Standard"><text:s text:c="8"/>}</text:p>
      <text:p text:style-name="Standard"><text:s text:c="8"/>["SEARCH", id] =&gt; {</text:p>
      <text:p text:style-name="Standard"><text:s text:c="12"/>let clients = clients.lock().unwrap();</text:p>
      <text:p text:style-name="Standard"><text:s text:c="12"/>if let Ok(id) = id.parse::&lt;u32&gt;() {</text:p>
      <text:p text:style-name="Standard"><text:s text:c="16"/>if let Some(client) = clients.get(&amp;id) {</text:p>
      <text:p text:style-name="Standard"><text:s text:c="20"/>format!("{:?}\n", client)</text:p>
      <text:p text:style-name="Standard"><text:s text:c="16"/>} else {</text:p>
      <text:p text:style-name="Standard"><text:s text:c="20"/>format!("Client ID: {} not found.\n", id)</text:p>
      <text:p text:style-name="Standard"><text:s text:c="16"/>}</text:p>
      <text:p text:style-name="Standard"><text:s text:c="12"/>} else {</text:p>
      <text:p text:style-name="Standard"><text:s text:c="16"/>"Invalid Client ID.\n".to_string()</text:p>
      <text:p text:style-name="Standard"><text:s text:c="12"/>}</text:p>
      <text:p text:style-name="Standard"><text:s text:c="8"/>}</text:p>
      <text:p text:style-name="Standard"><text:s text:c="8"/>["ADD", ..] =&gt; {</text:p>
      <text:p text:style-name="Standard"><text:s text:c="12"/>if let Some(client) = parse_client_data(command) {</text:p>
      <text:p text:style-name="Standard"><text:s text:c="16"/>let mut clients = clients.lock().unwrap();</text:p>
      <text:p text:style-name="Standard"><text:s text:c="16"/>if clients.contains_key(&amp;client.id) {</text:p>
      <text:p text:style-name="Standard"><text:s text:c="20"/>format!("Client ID: {} already exists.\n", client.id)</text:p>
      <text:p text:style-name="Standard"><text:s text:c="16"/>} else {</text:p>
      <text:p text:style-name="Standard"><text:s text:c="20"/>clients.insert(client.id, client.clone());</text:p>
      <text:p text:style-name="Standard"><text:s text:c="20"/>format!("Client ID: {} added successfully.\n", client.id)</text:p>
      <text:p text:style-name="Standard"><text:s text:c="16"/>}</text:p>
      <text:p text:style-name="Standard"><text:s text:c="12"/>} else {</text:p>
      <text:p text:style-name="Standard"><text:s text:c="16"/>"Failed to parse client data.\n".to_string()</text:p>
      <text:p text:style-name="Standard"><text:s text:c="12"/>}</text:p>
      <text:p text:style-name="Standard"><text:s text:c="8"/>}</text:p>
      <text:p text:style-name="Standard"><text:s text:c="8"/>_ =&gt; "Invalid command. Use LIST, SEARCH &lt;ID&gt;, or ADD &lt;data&gt;.\n".to_string(),</text:p>
      <text:p text:style-name="Standard"><text:s text:c="4"/>}</text:p>
      <text:p text:style-name="Standard">}</text:p>
      <text:p text:style-name="Standard"/>
      <text:p text:style-name="Standard">// Função principal</text:p>
      <text:p text:style-name="Standard">fn main() {</text:p>
      <text:p text:style-name="Standard"><text:s text:c="4"/>let listener = TcpListener::bind("127.0.0.1:7878").unwrap();</text:p>
      <text:p text:style-name="Standard"><text:s text:c="4"/>println!("Server listening on port 7878...");</text:p>
      <text:p text:style-name="Standard"/>
      <text:p text:style-name="Standard"><text:s text:c="4"/>// Usamos um HashMap protegido por Mutex para armazenar os clientes</text:p>
      <text:p text:style-name="Standard"><text:s text:c="4"/>let clients = Arc::new(Mutex::new(HashMap::&lt;u32, Client&gt;::new()));</text:p>
      <text:p text:style-name="Standard"/>
      <text:p text:style-name="Standard"><text:s text:c="4"/>for stream in listener.incoming() {</text:p>
      <text:p text:style-name="Standard"><text:s text:c="8"/>let clients = Arc::clone(&amp;clients);</text:p>
      <text:p text:style-name="Standard"><text:s text:c="8"/>match stream {</text:p>
      <text:p text:style-name="Standard"><text:s text:c="12"/>Ok(stream) =&gt; {</text:p>
      <text:p text:style-name="Standard"><text:s text:c="16"/>println!("New connection: {}", stream.peer_addr().unwrap());</text:p>
      <text:p text:style-name="Standard"><text:s text:c="16"/>thread::spawn(move || {</text:p>
      <text:p text:style-name="Standard"><text:s text:c="20"/>handle_client(stream, clients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iled to establish connection: {}", e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Novos Comandos Implementados</text:p>
      <text:p text:style-name="Standard"/>
      <text:p text:style-name="Standard">1. **`LIST`**:</text:p>
      <text:p text:style-name="Standard"><text:s text:c="3"/>- Lista todos os clientes cadastrados.</text:p>
      <text:p text:style-name="Standard"><text:s text:c="3"/>- Exemplo de uso:</text:p>
      <text:p text:style-name="Standard"><text:s text:c="5"/>```</text:p>
      <text:p text:style-name="Standard"><text:s text:c="5"/>LIST</text:p>
      <text:p text:style-name="Standard"><text:s text:c="5"/>```</text:p>
      <text:p text:style-name="Standard"><text:s text:c="3"/>- Resposta:</text:p>
      <text:p text:style-name="Standard"><text:s text:c="5"/>```</text:p>
      <text:p text:style-name="Standard"><text:s text:c="5"/>Client { id: 1000, ip: "192.168.1.69", status: "active", port: 25468, cid: 1000 }</text:p>
      <text:p text:style-name="Standard"><text:s text:c="5"/>Client { id: 2000, ip: "192.168.1.70", status: "active", port: 35869, cid: 2000 }</text:p>
      <text:p text:style-name="Standard"><text:s text:c="5"/>```</text:p>
      <text:p text:style-name="Standard"/>
      <text:p text:style-name="Standard">2. **`SEARCH &lt;Client ID&gt;`**:</text:p>
      <text:p text:style-name="Standard"><text:s text:c="3"/>- Busca um cliente pelo `Client ID`.</text:p>
      <text:p text:style-name="Standard"><text:s text:c="3"/>- Exemplo de uso:</text:p>
      <text:p text:style-name="Standard"><text:s text:c="5"/>```</text:p>
      <text:p text:style-name="Standard"><text:s text:c="5"/>SEARCH 1000</text:p>
      <text:p text:style-name="Standard"><text:s text:c="5"/>```</text:p>
      <text:p text:style-name="Standard"><text:s text:c="3"/>- Resposta:</text:p>
      <text:p text:style-name="Standard"><text:s text:c="5"/>```</text:p>
      <text:p text:style-name="Standard"><text:s text:c="5"/>Client { id: 1000, ip: "192.168.1.69", status: "active", port: 25468, cid: 1000 }</text:p>
      <text:p text:style-name="Standard"><text:s text:c="5"/>```</text:p>
      <text:p text:style-name="Standard"><text:s text:c="3"/>- Se o `Client ID` não for encontrado:</text:p>
      <text:p text:style-name="Standard"><text:s text:c="5"/>```</text:p>
      <text:p text:style-name="Standard"><text:s text:c="5"/>Client ID: 1000 not found.</text:p>
      <text:p text:style-name="Standard"><text:s text:c="5"/>```</text:p>
      <text:p text:style-name="Standard"/>
      <text:p text:style-name="Standard">3. **`ADD &lt;dados do cliente&gt;`**:</text:p>
      <text:p text:style-name="Standard"><text:s text:c="3"/>- Adiciona um novo cliente (como já estava implementado).</text:p>
      <text:p text:style-name="Standard"><text:s text:c="3"/>- Exemplo de uso:</text:p>
      <text:p text:style-name="Standard"><text:s text:c="5"/>```</text:p>
      <text:p text:style-name="Standard"><text:s text:c="5"/>ADD Client ID: 3000 Client IP: 192.168.1.10 Client Status: active Client Port: 15847 Client CID: 3000</text:p>
      <text:p text:style-name="Standard"><text:s text:c="5"/>```</text:p>
      <text:p text:style-name="Standard"><text:s text:c="3"/>- Resposta:</text:p>
      <text:p text:style-name="Standard"><text:s text:c="5"/>```</text:p>
      <text:p text:style-name="Standard"><text:s text:c="5"/>Client ID: 3000 added successfully.</text:p>
      <text:p text:style-name="Standard"><text:s text:c="5"/>```</text:p>
      <text:p text:style-name="Standard"/>
      <text:p text:style-name="Standard">---</text:p>
      <text:p text:style-name="Standard"/>
      <text:p text:style-name="Standard">### Como Testar</text:p>
      <text:p text:style-name="Standard"/>
      <text:p text:style-name="Standard">1. **Compile o código**:</text:p>
      <text:p text:style-name="Standard"><text:soft-page-break/><text:s text:c="3"/>Certifique-se de ter o Rust instalado e execute:</text:p>
      <text:p text:style-name="Standard"><text:s text:c="3"/>```bash</text:p>
      <text:p text:style-name="Standard"><text:s text:c="3"/>cargo new tcp_parser</text:p>
      <text:p text:style-name="Standard"><text:s text:c="3"/>cd tcp_parser</text:p>
      <text:p text:style-name="Standard"><text:s text:c="3"/>```</text:p>
      <text:p text:style-name="Standard"><text:s text:c="3"/>Adicione as dependências no `Cargo.toml`:</text:p>
      <text:p text:style-name="Standard"><text:s text:c="3"/>```toml</text:p>
      <text:p text:style-name="Standard"><text:s text:c="3"/>[dependencies]</text:p>
      <text:p text:style-name="Standard"><text:s text:c="3"/>regex = "1.5"</text:p>
      <text:p text:style-name="Standard"><text:s text:c="3"/>```</text:p>
      <text:p text:style-name="Standard"><text:s text:c="3"/>Substitua o conteúdo de `src/main.rs` pelo código acima e compile:</text:p>
      <text:p text:style-name="Standard"><text:s text:c="3"/>```bash</text:p>
      <text:p text:style-name="Standard"><text:s text:c="3"/>cargo build</text:p>
      <text:p text:style-name="Standard"><text:s text:c="3"/>cargo run</text:p>
      <text:p text:style-name="Standard"><text:s text:c="3"/>```</text:p>
      <text:p text:style-name="Standard"/>
      <text:p text:style-name="Standard">2. **Conecte ao Servidor**:</text:p>
      <text:p text:style-name="Standard"><text:s text:c="3"/>Use `telnet` ou um script Python para enviar comandos:</text:p>
      <text:p text:style-name="Standard"><text:s text:c="3"/>```bash</text:p>
      <text:p text:style-name="Standard"><text:s text:c="3"/>telnet 127.0.0.1 7878</text:p>
      <text:p text:style-name="Standard"><text:s text:c="3"/>```</text:p>
      <text:p text:style-name="Standard"/>
      <text:p text:style-name="Standard">3. **Envie Comandos**:</text:p>
      <text:p text:style-name="Standard"><text:s text:c="3"/>- Adicione clientes:</text:p>
      <text:p text:style-name="Standard"><text:s text:c="5"/>```</text:p>
      <text:p text:style-name="Standard"><text:s text:c="5"/>ADD Client ID: 1000 Client IP: 192.168.1.69 Client Status: active Client Port: 25468 Client CID: 1000</text:p>
      <text:p text:style-name="Standard"><text:s text:c="5"/>ADD Client ID: 2000 Client IP: 192.168.1.70 Client Status: active Client Port: 35869 Client CID: 2000</text:p>
      <text:p text:style-name="Standard"><text:s text:c="5"/>```</text:p>
      <text:p text:style-name="Standard"><text:s text:c="3"/>- Liste todos os clientes:</text:p>
      <text:p text:style-name="Standard"><text:s text:c="5"/>```</text:p>
      <text:p text:style-name="Standard"><text:s text:c="5"/>LIST</text:p>
      <text:p text:style-name="Standard"><text:s text:c="5"/>```</text:p>
      <text:p text:style-name="Standard"><text:s text:c="3"/>- Busque um cliente:</text:p>
      <text:p text:style-name="Standard"><text:s text:c="5"/>```</text:p>
      <text:p text:style-name="Standard"><text:s text:c="5"/>SEARCH 1000</text:p>
      <text:p text:style-name="Standard"><text:s text:c="5"/>```</text:p>
      <text:p text:style-name="Standard"/>
      <text:p text:style-name="Standard">---</text:p>
      <text:p text:style-name="Standard"/>
      <text:p text:style-name="Standard">### Exemplo de Saída do Servidor</text:p>
      <text:p text:style-name="Standard"/>
      <text:p text:style-name="Standard">```</text:p>
      <text:p text:style-name="Standard">Server listening on port 7878...</text:p>
      <text:p text:style-name="Standard">New connection: 127.0.0.1:12345</text:p>
      <text:p text:style-name="Standard">Received command: ADD Client ID: 1000 Client IP: 192.168.1.69 Client Status: active Client Port: 25468 Client CID: 1000</text:p>
      <text:p text:style-name="Standard">Client ID: 1000 added successfully.</text:p>
      <text:p text:style-name="Standard">Received command: ADD Client ID: 2000 Client IP: 192.168.1.70 Client Status: active Client Port: 35869 Client CID: 2000</text:p>
      <text:p text:style-name="Standard">Client ID: 2000 added successfully.</text:p>
      <text:p text:style-name="Standard"><text:soft-page-break/>Received command: LIST</text:p>
      <text:p text:style-name="Standard">Client { id: 1000, ip: "192.168.1.69", status: "active", port: 25468, cid: 1000 }</text:p>
      <text:p text:style-name="Standard">Client { id: 2000, ip: "192.168.1.70", status: "active", port: 35869, cid: 2000 }</text:p>
      <text:p text:style-name="Standard">Received command: SEARCH 1000</text:p>
      <text:p text:style-name="Standard">Client { id: 1000, ip: "192.168.1.69", status: "active", port: 25468, cid: 1000 }</text:p>
      <text:p text:style-name="Standard">Received command: SEARCH 3000</text:p>
      <text:p text:style-name="Standard">Client ID: 3000 not found.</text:p>
      <text:p text:style-name="Standard">Client disconnected: 127.0.0.1:12345</text:p>
      <text:p text:style-name="Standard">```</text:p>
      <text:p text:style-name="Standard"/>
      <text:p text:style-name="Standard">---</text:p>
      <text:p text:style-name="Standard"/>
      <text:p text:style-name="Standard">### Próximos Passos</text:p>
      <text:p text:style-name="Standard">- Adicionar mais comandos, como remover um cliente ou atualizar os dados de um cliente existente.</text:p>
      <text:p text:style-name="Standard">- Melhorar o protocolo de comunicação para suportar mensagens estruturadas (por exemplo, JSON).</text:p>
      <text:p text:style-name="Standard"/>
      <text:p text:style-name="Standard">Se precisar de mais ajustes ou explicações, é só avisar!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 problema ocorre porque o servidor está tentando interpretar o comando `LIST` como uma string de dados de cliente, usando a função `parse_client_data`. No entanto, `LIST` não é um formato válido para adicionar um cliente, então o parsing falha e o servidor retorna a mensagem `"Failed to parse client data."`.</text:p>
      <text:p text:style-name="Standard"/>
      <text:p text:style-name="Standard">Para corrigir isso, precisamos ajustar a lógica de processamento de comandos para tratar `LIST` como um comando especial, em vez de tentar interpretá-lo como dados de cliente.</text:p>
      <text:p text:style-name="Standard"/>
      <text:p text:style-name="Standard">---</text:p>
      <text:p text:style-name="Standard"/>
      <text:p text:style-name="Standard">### Código Corrigido</text:p>
      <text:p text:style-name="Standard"/>
      <text:p text:style-name="Standard">Aqui está a versão corrigida do servidor, que trata corretamente o comando `LIST`:</text:p>
      <text:p text:style-name="Standard"/>
      <text:p text:style-name="Standard">```rust</text:p>
      <text:p text:style-name="Standard">use std::collections::HashMap;</text:p>
      <text:p text:style-name="Standard">use std::net::{TcpListener, TcpStream};</text:p>
      <text:p text:style-name="Standard">use std::io::{BufRead, BufReader, Write};</text:p>
      <text:p text:style-name="Standard">use std::sync::{Arc, Mutex};</text:p>
      <text:p text:style-name="Standard">use regex::Regex;</text:p>
      <text:p text:style-name="Standard">use std::thread;</text:p>
      <text:p text:style-name="Standard"/>
      <text:p text:style-name="Standard">// Struct para armazenar os dados do cliente</text:p>
      <text:p text:style-name="Standard">#[derive(Debug, Clone)]</text:p>
      <text:p text:style-name="Standard">struct Client {</text:p>
      <text:p text:style-name="Standard"><text:s text:c="4"/>id: u32,</text:p>
      <text:p text:style-name="Standard"><text:s text:c="4"/>ip: String,</text:p>
      <text:p text:style-name="Standard"><text:s text:c="4"/>status: String,</text:p>
      <text:p text:style-name="Standard"><text:s text:c="4"/>port: u16,</text:p>
      <text:p text:style-name="Standard"><text:s text:c="4"/>cid: u32,</text:p>
      <text:p text:style-name="Standard">}</text:p>
      <text:p text:style-name="Standard"/>
      <text:p text:style-name="Standard">// Função para fazer o parsing da string e criar um objeto Client</text:p>
      <text:p text:style-name="Standard">fn parse_client_data(data: &amp;str) -&gt; Option&lt;Client&gt; {</text:p>
      <text:p text:style-name="Standard"><text:s text:c="4"/>let re = Regex::new(r"Client ID: (\d+) Client IP: ([0-9.]+) Client Status: (\w+) Client Port: (\d+) Client CID: (\d+)").unwrap();</text:p>
      <text:p text:style-name="Standard"><text:s text:c="4"/>if let Some(caps) = re.captures(data) {</text:p>
      <text:p text:style-name="Standard"><text:s text:c="8"/>let id = caps[1].parse::&lt;u32&gt;().unwrap();</text:p>
      <text:p text:style-name="Standard"><text:s text:c="8"/>let ip = caps[2].to_string();</text:p>
      <text:p text:style-name="Standard"><text:s text:c="8"/>let status = caps[3].to_string();</text:p>
      <text:p text:style-name="Standard"><text:s text:c="8"/>let port = caps[4].parse::&lt;u16&gt;().unwrap();</text:p>
      <text:p text:style-name="Standard"><text:s text:c="8"/>let cid = caps[5].parse::&lt;u32&gt;().unwrap();</text:p>
      <text:p text:style-name="Standard"/>
      <text:p text:style-name="Standard"><text:s text:c="8"/>Some(Client {</text:p>
      <text:p text:style-name="Standard"><text:s text:c="12"/>id,</text:p>
      <text:p text:style-name="Standard"><text:s text:c="12"/>ip,</text:p>
      <text:p text:style-name="Standard"><text:s text:c="12"/>status,</text:p>
      <text:p text:style-name="Standard"><text:s text:c="12"/>port,</text:p>
      <text:p text:style-name="Standard"><text:s text:c="12"/>cid,</text:p>
      <text:p text:style-name="Standard"><text:s text:c="8"/>})</text:p>
      <text:p text:style-name="Standard"><text:s text:c="4"/>} else {</text:p>
      <text:p text:style-name="Standard"><text:s text:c="8"/>None</text:p>
      <text:p text:style-name="Standard"><text:soft-page-break/><text:s text:c="4"/>}</text:p>
      <text:p text:style-name="Standard">}</text:p>
      <text:p text:style-name="Standard"/>
      <text:p text:style-name="Standard">// Função para lidar com a conexão do cliente</text:p>
      <text:p text:style-name="Standard">fn handle_client(mut stream: TcpStream, clients: Arc&lt;Mutex&lt;HashMap&lt;u32, Client&gt;&gt;&gt;) {</text:p>
      <text:p text:style-name="Standard"><text:s text:c="4"/>let mut reader = BufReader::new(stream.try_clone().unwrap());</text:p>
      <text:p text:style-name="Standard"><text:s text:c="4"/>let mut buffer = String::new();</text:p>
      <text:p text:style-name="Standard"/>
      <text:p text:style-name="Standard"><text:s text:c="4"/>println!("New connection: {}", stream.peer_addr().unwrap());</text:p>
      <text:p text:style-name="Standard"/>
      <text:p text:style-name="Standard"><text:s text:c="4"/>loop {</text:p>
      <text:p text:style-name="Standard"><text:s text:c="8"/>buffer.clear();</text:p>
      <text:p text:style-name="Standard"><text:s text:c="8"/>match reader.read_line(&amp;mut buffer) {</text:p>
      <text:p text:style-name="Standard"><text:s text:c="12"/>Ok(0) =&gt; {</text:p>
      <text:p text:style-name="Standard"><text:s text:c="16"/>// Conexão fechada pelo cliente</text:p>
      <text:p text:style-name="Standard"><text:s text:c="16"/>println!("Client disconnected: {}", stream.peer_addr().unwrap());</text:p>
      <text:p text:style-name="Standard"><text:s text:c="16"/>break;</text:p>
      <text:p text:style-name="Standard"><text:s text:c="12"/>}</text:p>
      <text:p text:style-name="Standard"><text:s text:c="12"/>Ok(_) =&gt; {</text:p>
      <text:p text:style-name="Standard"><text:s text:c="16"/>let data = buffer.trim(); // Remove espaços em branco e novas linhas</text:p>
      <text:p text:style-name="Standard"><text:s text:c="16"/>println!("Received command: {}", data);</text:p>
      <text:p text:style-name="Standard"/>
      <text:p text:style-name="Standard"><text:s text:c="16"/>// Processa o comando recebido</text:p>
      <text:p text:style-name="Standard"><text:s text:c="16"/>let response = process_command(data, &amp;clients);</text:p>
      <text:p text:style-name="Standard"><text:s text:c="16"/>stream.write_all(response.as_bytes()).unwrap();</text:p>
      <text:p text:style-name="Standard"><text:s text:c="12"/>}</text:p>
      <text:p text:style-name="Standard"><text:s text:c="12"/>Err(e) =&gt; {</text:p>
      <text:p text:style-name="Standard"><text:s text:c="16"/>println!("Error reading from client: {}", e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ção para processar os comandos recebidos</text:p>
      <text:p text:style-name="Standard">fn process_command(command: &amp;str, clients: &amp;Arc&lt;Mutex&lt;HashMap&lt;u32, Client&gt;&gt;&gt;) -&gt; String {</text:p>
      <text:p text:style-name="Standard"><text:s text:c="4"/>let parts: Vec&lt;&amp;str&gt; = command.split_whitespace().collect();</text:p>
      <text:p text:style-name="Standard"><text:s text:c="4"/>match parts.as_slice() {</text:p>
      <text:p text:style-name="Standard"><text:s text:c="8"/>["LIST"] =&gt; {</text:p>
      <text:p text:style-name="Standard"><text:s text:c="12"/>let clients = clients.lock().unwrap();</text:p>
      <text:p text:style-name="Standard"><text:s text:c="12"/>if clients.is_empty() {</text:p>
      <text:p text:style-name="Standard"><text:s text:c="16"/>"No clients registered.\n".to_string()</text:p>
      <text:p text:style-name="Standard"><text:s text:c="12"/>} else {</text:p>
      <text:p text:style-name="Standard"><text:s text:c="16"/>let mut response = String::new();</text:p>
      <text:p text:style-name="Standard"><text:s text:c="16"/>for client in clients.values() {</text:p>
      <text:p text:style-name="Standard"><text:s text:c="20"/>response.push_str(&amp;format!("{:?}\n", client));</text:p>
      <text:p text:style-name="Standard"><text:s text:c="16"/>}</text:p>
      <text:p text:style-name="Standard"><text:s text:c="16"/>response</text:p>
      <text:p text:style-name="Standard"><text:s text:c="12"/>}</text:p>
      <text:p text:style-name="Standard"><text:s text:c="8"/>}</text:p>
      <text:p text:style-name="Standard"><text:s text:c="8"/>["SEARCH", id] =&gt; {</text:p>
      <text:p text:style-name="Standard"><text:soft-page-break/><text:s text:c="12"/>let clients = clients.lock().unwrap();</text:p>
      <text:p text:style-name="Standard"><text:s text:c="12"/>if let Ok(id) = id.parse::&lt;u32&gt;() {</text:p>
      <text:p text:style-name="Standard"><text:s text:c="16"/>if let Some(client) = clients.get(&amp;id) {</text:p>
      <text:p text:style-name="Standard"><text:s text:c="20"/>format!("{:?}\n", client)</text:p>
      <text:p text:style-name="Standard"><text:s text:c="16"/>} else {</text:p>
      <text:p text:style-name="Standard"><text:s text:c="20"/>format!("Client ID: {} not found.\n", id)</text:p>
      <text:p text:style-name="Standard"><text:s text:c="16"/>}</text:p>
      <text:p text:style-name="Standard"><text:s text:c="12"/>} else {</text:p>
      <text:p text:style-name="Standard"><text:s text:c="16"/>"Invalid Client ID.\n".to_string()</text:p>
      <text:p text:style-name="Standard"><text:s text:c="12"/>}</text:p>
      <text:p text:style-name="Standard"><text:s text:c="8"/>}</text:p>
      <text:p text:style-name="Standard"><text:s text:c="8"/>["ADD", ..] =&gt; {</text:p>
      <text:p text:style-name="Standard"><text:s text:c="12"/>if let Some(client) = parse_client_data(command) {</text:p>
      <text:p text:style-name="Standard"><text:s text:c="16"/>let mut clients = clients.lock().unwrap();</text:p>
      <text:p text:style-name="Standard"><text:s text:c="16"/>if clients.contains_key(&amp;client.id) {</text:p>
      <text:p text:style-name="Standard"><text:s text:c="20"/>format!("Client ID: {} already exists.\n", client.id)</text:p>
      <text:p text:style-name="Standard"><text:s text:c="16"/>} else {</text:p>
      <text:p text:style-name="Standard"><text:s text:c="20"/>clients.insert(client.id, client.clone());</text:p>
      <text:p text:style-name="Standard"><text:s text:c="20"/>format!("Client ID: {} added successfully.\n", client.id)</text:p>
      <text:p text:style-name="Standard"><text:s text:c="16"/>}</text:p>
      <text:p text:style-name="Standard"><text:s text:c="12"/>} else {</text:p>
      <text:p text:style-name="Standard"><text:s text:c="16"/>"Failed to parse client data.\n".to_string()</text:p>
      <text:p text:style-name="Standard"><text:s text:c="12"/>}</text:p>
      <text:p text:style-name="Standard"><text:s text:c="8"/>}</text:p>
      <text:p text:style-name="Standard"><text:s text:c="8"/>_ =&gt; "Invalid command. Use LIST, SEARCH &lt;ID&gt;, or ADD &lt;data&gt;.\n".to_string(),</text:p>
      <text:p text:style-name="Standard"><text:s text:c="4"/>}</text:p>
      <text:p text:style-name="Standard">}</text:p>
      <text:p text:style-name="Standard"/>
      <text:p text:style-name="Standard">// Função principal</text:p>
      <text:p text:style-name="Standard">fn main() {</text:p>
      <text:p text:style-name="Standard"><text:s text:c="4"/>let listener = TcpListener::bind("127.0.0.1:7878").unwrap();</text:p>
      <text:p text:style-name="Standard"><text:s text:c="4"/>println!("Server listening on port 7878...");</text:p>
      <text:p text:style-name="Standard"/>
      <text:p text:style-name="Standard"><text:s text:c="4"/>// Usamos um HashMap protegido por Mutex para armazenar os clientes</text:p>
      <text:p text:style-name="Standard"><text:s text:c="4"/>let clients = Arc::new(Mutex::new(HashMap::&lt;u32, Client&gt;::new()));</text:p>
      <text:p text:style-name="Standard"/>
      <text:p text:style-name="Standard"><text:s text:c="4"/>for stream in listener.incoming() {</text:p>
      <text:p text:style-name="Standard"><text:s text:c="8"/>let clients = Arc::clone(&amp;clients);</text:p>
      <text:p text:style-name="Standard"><text:s text:c="8"/>match stream {</text:p>
      <text:p text:style-name="Standard"><text:s text:c="12"/>Ok(stream) =&gt; {</text:p>
      <text:p text:style-name="Standard"><text:s text:c="16"/>println!("New connection: {}", stream.peer_addr().unwrap());</text:p>
      <text:p text:style-name="Standard"><text:s text:c="16"/>thread::spawn(move || {</text:p>
      <text:p text:style-name="Standard"><text:s text:c="20"/>handle_client(stream, clients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iled to establish connection: {}", 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>```</text:p>
      <text:p text:style-name="Standard"><text:soft-page-break/></text:p>
      <text:p text:style-name="Standard">---</text:p>
      <text:p text:style-name="Standard"/>
      <text:p text:style-name="Standard">### O Que Mudou</text:p>
      <text:p text:style-name="Standard"/>
      <text:p text:style-name="Standard">1. **Separação de Comandos**:</text:p>
      <text:p text:style-name="Standard"><text:s text:c="3"/>- O servidor agora trata `LIST`, `SEARCH` e `ADD` como comandos distintos.</text:p>
      <text:p text:style-name="Standard"><text:s text:c="3"/>- O comando `LIST` não tenta fazer parsing como dados de cliente, mas sim lista todos os clientes cadastrados.</text:p>
      <text:p text:style-name="Standard"/>
      <text:p text:style-name="Standard">2. **Processamento de Comandos**:</text:p>
      <text:p text:style-name="Standard"><text:s text:c="3"/>- A função `process_command` foi ajustada para tratar cada comando de forma específica:</text:p>
      <text:p text:style-name="Standard"><text:s text:c="5"/>- `LIST`: Retorna a lista de clientes.</text:p>
      <text:p text:style-name="Standard"><text:s text:c="5"/>- `SEARCH &lt;ID&gt;`: Busca um cliente pelo `Client ID`.</text:p>
      <text:p text:style-name="Standard"><text:s text:c="5"/>- `ADD &lt;dados do cliente&gt;`: Adiciona um novo cliente.</text:p>
      <text:p text:style-name="Standard"/>
      <text:p text:style-name="Standard">3. **Mensagens de Erro**:</text:p>
      <text:p text:style-name="Standard"><text:s text:c="3"/>- Se o comando não for reconhecido, o servidor retorna uma mensagem de erro: `"Invalid command. Use LIST, SEARCH &lt;ID&gt;, or ADD &lt;data&gt;."`.</text:p>
      <text:p text:style-name="Standard"/>
      <text:p text:style-name="Standard">---</text:p>
      <text:p text:style-name="Standard"/>
      <text:p text:style-name="Standard">### Como Testar</text:p>
      <text:p text:style-name="Standard"/>
      <text:p text:style-name="Standard">1. **Compile o código**:</text:p>
      <text:p text:style-name="Standard"><text:s text:c="3"/>Certifique-se de ter o Rust instalado e execute:</text:p>
      <text:p text:style-name="Standard"><text:s text:c="3"/>```bash</text:p>
      <text:p text:style-name="Standard"><text:s text:c="3"/>cargo new tcp_parser</text:p>
      <text:p text:style-name="Standard"><text:s text:c="3"/>cd tcp_parser</text:p>
      <text:p text:style-name="Standard"><text:s text:c="3"/>```</text:p>
      <text:p text:style-name="Standard"><text:s text:c="3"/>Adicione as dependências no `Cargo.toml`:</text:p>
      <text:p text:style-name="Standard"><text:s text:c="3"/>```toml</text:p>
      <text:p text:style-name="Standard"><text:s text:c="3"/>[dependencies]</text:p>
      <text:p text:style-name="Standard"><text:s text:c="3"/>regex = "1.5"</text:p>
      <text:p text:style-name="Standard"><text:s text:c="3"/>```</text:p>
      <text:p text:style-name="Standard"><text:s text:c="3"/>Substitua o conteúdo de `src/main.rs` pelo código acima e compile:</text:p>
      <text:p text:style-name="Standard"><text:s text:c="3"/>```bash</text:p>
      <text:p text:style-name="Standard"><text:s text:c="3"/>cargo build</text:p>
      <text:p text:style-name="Standard"><text:s text:c="3"/>cargo run</text:p>
      <text:p text:style-name="Standard"><text:s text:c="3"/>```</text:p>
      <text:p text:style-name="Standard"/>
      <text:p text:style-name="Standard">2. **Conecte ao Servidor**:</text:p>
      <text:p text:style-name="Standard"><text:s text:c="3"/>Use `telnet` ou um script Python para enviar comandos:</text:p>
      <text:p text:style-name="Standard"><text:s text:c="3"/>```bash</text:p>
      <text:p text:style-name="Standard"><text:s text:c="3"/>telnet 127.0.0.1 7878</text:p>
      <text:p text:style-name="Standard"><text:s text:c="3"/>```</text:p>
      <text:p text:style-name="Standard"/>
      <text:p text:style-name="Standard">3. **Envie Comandos**:</text:p>
      <text:p text:style-name="Standard"><text:s text:c="3"/>- Adicione clientes:</text:p>
      <text:p text:style-name="Standard"><text:s text:c="5"/>```</text:p>
      <text:p text:style-name="Standard"><text:s text:c="5"/>ADD Client ID: 1000 Client IP: 192.168.1.69 Client Status: active Client Port: 25468 Client CID: 1000</text:p>
      <text:p text:style-name="Standard"><text:soft-page-break/><text:s text:c="5"/>ADD Client ID: 2000 Client IP: 192.168.1.70 Client Status: active Client Port: 35869 Client CID: 2000</text:p>
      <text:p text:style-name="Standard"><text:s text:c="5"/>```</text:p>
      <text:p text:style-name="Standard"><text:s text:c="3"/>- Liste todos os clientes:</text:p>
      <text:p text:style-name="Standard"><text:s text:c="5"/>```</text:p>
      <text:p text:style-name="Standard"><text:s text:c="5"/>LIST</text:p>
      <text:p text:style-name="Standard"><text:s text:c="5"/>```</text:p>
      <text:p text:style-name="Standard"><text:s text:c="3"/>- Busque um cliente:</text:p>
      <text:p text:style-name="Standard"><text:s text:c="5"/>```</text:p>
      <text:p text:style-name="Standard"><text:s text:c="5"/>SEARCH 1000</text:p>
      <text:p text:style-name="Standard"><text:s text:c="5"/>```</text:p>
      <text:p text:style-name="Standard"/>
      <text:p text:style-name="Standard">---</text:p>
      <text:p text:style-name="Standard"/>
      <text:p text:style-name="Standard">### Exemplo de Saída do Servidor</text:p>
      <text:p text:style-name="Standard"/>
      <text:p text:style-name="Standard">```</text:p>
      <text:p text:style-name="Standard">Server listening on port 7878...</text:p>
      <text:p text:style-name="Standard">New connection: 127.0.0.1:12345</text:p>
      <text:p text:style-name="Standard">Received command: ADD Client ID: 1000 Client IP: 192.168.1.69 Client Status: active Client Port: 25468 Client CID: 1000</text:p>
      <text:p text:style-name="Standard">Client ID: 1000 added successfully.</text:p>
      <text:p text:style-name="Standard">Received command: ADD Client ID: 2000 Client IP: 192.168.1.70 Client Status: active Client Port: 35869 Client CID: 2000</text:p>
      <text:p text:style-name="Standard">Client ID: 2000 added successfully.</text:p>
      <text:p text:style-name="Standard">Received command: LIST</text:p>
      <text:p text:style-name="Standard">Client { id: 1000, ip: "192.168.1.69", status: "active", port: 25468, cid: 1000 }</text:p>
      <text:p text:style-name="Standard">Client { id: 2000, ip: "192.168.1.70", status: "active", port: 35869, cid: 2000 }</text:p>
      <text:p text:style-name="Standard">Received command: SEARCH 1000</text:p>
      <text:p text:style-name="Standard">Client { id: 1000, ip: "192.168.1.69", status: "active", port: 25468, cid: 1000 }</text:p>
      <text:p text:style-name="Standard">Received command: SEARCH 3000</text:p>
      <text:p text:style-name="Standard">Client ID: 3000 not found.</text:p>
      <text:p text:style-name="Standard">Client disconnected: 127.0.0.1:12345</text:p>
      <text:p text:style-name="Standard">```</text:p>
      <text:p text:style-name="Standard"/>
      <text:p text:style-name="Standard">---</text:p>
      <text:p text:style-name="Standard"/>
      <text:p text:style-name="Standard">### Próximos Passos</text:p>
      <text:p text:style-name="Standard">- Adicionar mais comandos, como remover um cliente ou atualizar os dados de um cliente existente.</text:p>
      <text:p text:style-name="Standard">- Melhorar o protocolo de comunicação para suportar mensagens estruturadas (por exemplo, JSON).</text:p>
      <text:p text:style-name="Standard"/>
      <text:p text:style-name="Standard">Se precisar de mais ajustes ou explicações, é só avisar!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amos adicionar os comandos `REMOVE &lt;Client ID&gt;` e `UPDATE &lt;Client ID&gt; &lt;novos dados&gt;` ao servidor. Esses comandos permitirão remover um cliente pelo `Client ID` e atualizar os dados de um cliente existente, respectivamente.</text:p>
      <text:p text:style-name="Standard"/>
      <text:p text:style-name="Standard">---</text:p>
      <text:p text:style-name="Standard"/>
      <text:p text:style-name="Standard">### Código Atualizado</text:p>
      <text:p text:style-name="Standard"/>
      <text:p text:style-name="Standard">Aqui está a versão atualizada do servidor com os novos comandos:</text:p>
      <text:p text:style-name="Standard"/>
      <text:p text:style-name="Standard">```rust</text:p>
      <text:p text:style-name="Standard">use std::collections::HashMap;</text:p>
      <text:p text:style-name="Standard">use std::net::{TcpListener, TcpStream};</text:p>
      <text:p text:style-name="Standard">use std::io::{BufRead, BufReader, Write};</text:p>
      <text:p text:style-name="Standard">use std::sync::{Arc, Mutex};</text:p>
      <text:p text:style-name="Standard">use regex::Regex;</text:p>
      <text:p text:style-name="Standard">use std::thread;</text:p>
      <text:p text:style-name="Standard"/>
      <text:p text:style-name="Standard">// Struct para armazenar os dados do cliente</text:p>
      <text:p text:style-name="Standard">#[derive(Debug, Clone)]</text:p>
      <text:p text:style-name="Standard">struct Client {</text:p>
      <text:p text:style-name="Standard"><text:s text:c="4"/>id: u32,</text:p>
      <text:p text:style-name="Standard"><text:s text:c="4"/>ip: String,</text:p>
      <text:p text:style-name="Standard"><text:s text:c="4"/>status: String,</text:p>
      <text:p text:style-name="Standard"><text:s text:c="4"/>port: u16,</text:p>
      <text:p text:style-name="Standard"><text:s text:c="4"/>cid: u32,</text:p>
      <text:p text:style-name="Standard">}</text:p>
      <text:p text:style-name="Standard"/>
      <text:p text:style-name="Standard">// Função para fazer o parsing da string e criar um objeto Client</text:p>
      <text:p text:style-name="Standard">fn parse_client_data(data: &amp;str) -&gt; Option&lt;Client&gt; {</text:p>
      <text:p text:style-name="Standard"><text:s text:c="4"/>let re = Regex::new(r"Client ID: (\d+) Client IP: ([0-9.]+) Client Status: (\w+) Client Port: (\d+) Client CID: (\d+)").unwrap();</text:p>
      <text:p text:style-name="Standard"><text:s text:c="4"/>if let Some(caps) = re.captures(data) {</text:p>
      <text:p text:style-name="Standard"><text:s text:c="8"/>let id = caps[1].parse::&lt;u32&gt;().unwrap();</text:p>
      <text:p text:style-name="Standard"><text:s text:c="8"/>let ip = caps[2].to_string();</text:p>
      <text:p text:style-name="Standard"><text:s text:c="8"/>let status = caps[3].to_string();</text:p>
      <text:p text:style-name="Standard"><text:s text:c="8"/>let port = caps[4].parse::&lt;u16&gt;().unwrap();</text:p>
      <text:p text:style-name="Standard"><text:s text:c="8"/>let cid = caps[5].parse::&lt;u32&gt;().unwrap();</text:p>
      <text:p text:style-name="Standard"/>
      <text:p text:style-name="Standard"><text:s text:c="8"/>Some(Client {</text:p>
      <text:p text:style-name="Standard"><text:s text:c="12"/>id,</text:p>
      <text:p text:style-name="Standard"><text:s text:c="12"/>ip,</text:p>
      <text:p text:style-name="Standard"><text:s text:c="12"/>status,</text:p>
      <text:p text:style-name="Standard"><text:s text:c="12"/>port,</text:p>
      <text:p text:style-name="Standard"><text:s text:c="12"/>cid,</text:p>
      <text:p text:style-name="Standard"><text:s text:c="8"/>})</text:p>
      <text:p text:style-name="Standard"><text:s text:c="4"/>} else {</text:p>
      <text:p text:style-name="Standard"><text:s text:c="8"/>None</text:p>
      <text:p text:style-name="Standard"><text:s text:c="4"/>}</text:p>
      <text:p text:style-name="Standard">}</text:p>
      <text:p text:style-name="Standard"/>
      <text:p text:style-name="Standard">// Função para lidar com a conexão do cliente</text:p>
      <text:p text:style-name="Standard"><text:soft-page-break/>fn handle_client(mut stream: TcpStream, clients: Arc&lt;Mutex&lt;HashMap&lt;u32, Client&gt;&gt;&gt;) {</text:p>
      <text:p text:style-name="Standard"><text:s text:c="4"/>let mut reader = BufReader::new(stream.try_clone().unwrap());</text:p>
      <text:p text:style-name="Standard"><text:s text:c="4"/>let mut buffer = String::new();</text:p>
      <text:p text:style-name="Standard"/>
      <text:p text:style-name="Standard"><text:s text:c="4"/>println!("New connection: {}", stream.peer_addr().unwrap());</text:p>
      <text:p text:style-name="Standard"/>
      <text:p text:style-name="Standard"><text:s text:c="4"/>loop {</text:p>
      <text:p text:style-name="Standard"><text:s text:c="8"/>buffer.clear();</text:p>
      <text:p text:style-name="Standard"><text:s text:c="8"/>match reader.read_line(&amp;mut buffer) {</text:p>
      <text:p text:style-name="Standard"><text:s text:c="12"/>Ok(0) =&gt; {</text:p>
      <text:p text:style-name="Standard"><text:s text:c="16"/>// Conexão fechada pelo cliente</text:p>
      <text:p text:style-name="Standard"><text:s text:c="16"/>println!("Client disconnected: {}", stream.peer_addr().unwrap());</text:p>
      <text:p text:style-name="Standard"><text:s text:c="16"/>break;</text:p>
      <text:p text:style-name="Standard"><text:s text:c="12"/>}</text:p>
      <text:p text:style-name="Standard"><text:s text:c="12"/>Ok(_) =&gt; {</text:p>
      <text:p text:style-name="Standard"><text:s text:c="16"/>let data = buffer.trim(); // Remove espaços em branco e novas linhas</text:p>
      <text:p text:style-name="Standard"><text:s text:c="16"/>println!("Received command: {}", data);</text:p>
      <text:p text:style-name="Standard"/>
      <text:p text:style-name="Standard"><text:s text:c="16"/>// Processa o comando recebido</text:p>
      <text:p text:style-name="Standard"><text:s text:c="16"/>let response = process_command(data, &amp;clients);</text:p>
      <text:p text:style-name="Standard"><text:s text:c="16"/>stream.write_all(response.as_bytes()).unwrap();</text:p>
      <text:p text:style-name="Standard"><text:s text:c="12"/>}</text:p>
      <text:p text:style-name="Standard"><text:s text:c="12"/>Err(e) =&gt; {</text:p>
      <text:p text:style-name="Standard"><text:s text:c="16"/>println!("Error reading from client: {}", e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ção para processar os comandos recebidos</text:p>
      <text:p text:style-name="Standard">fn process_command(command: &amp;str, clients: &amp;Arc&lt;Mutex&lt;HashMap&lt;u32, Client&gt;&gt;&gt;) -&gt; String {</text:p>
      <text:p text:style-name="Standard"><text:s text:c="4"/>let parts: Vec&lt;&amp;str&gt; = command.split_whitespace().collect();</text:p>
      <text:p text:style-name="Standard"/>
      <text:p text:style-name="Standard"><text:s text:c="4"/>// Imprime o primeiro slice (parte) do comando</text:p>
      <text:p text:style-name="Standard"><text:s text:c="4"/>if let Some(first_part) = parts.first() {</text:p>
      <text:p text:style-name="Standard"><text:s text:c="8"/>println!("First slice: {}", first_part);</text:p>
      <text:p text:style-name="Standard"><text:s text:c="4"/>}</text:p>
      <text:p text:style-name="Standard"/>
      <text:p text:style-name="Standard"><text:s text:c="4"/>match parts.as_slice() {</text:p>
      <text:p text:style-name="Standard"><text:s text:c="8"/>["LIST"] =&gt; {</text:p>
      <text:p text:style-name="Standard"><text:s text:c="12"/>let clients = clients.lock().unwrap();</text:p>
      <text:p text:style-name="Standard"><text:s text:c="12"/>if clients.is_empty() {</text:p>
      <text:p text:style-name="Standard"><text:s text:c="16"/>"No clients registered.\n".to_string()</text:p>
      <text:p text:style-name="Standard"><text:s text:c="12"/>} else {</text:p>
      <text:p text:style-name="Standard"><text:s text:c="16"/>let mut response = String::new();</text:p>
      <text:p text:style-name="Standard"><text:s text:c="16"/>for client in clients.values() {</text:p>
      <text:p text:style-name="Standard"><text:s text:c="20"/>response.push_str(&amp;format!("{:?}\n", client));</text:p>
      <text:p text:style-name="Standard"><text:s text:c="16"/>}</text:p>
      <text:p text:style-name="Standard"><text:s text:c="16"/>response</text:p>
      <text:p text:style-name="Standard"><text:s text:c="12"/>}</text:p>
      <text:p text:style-name="Standard"><text:soft-page-break/><text:s text:c="8"/>}</text:p>
      <text:p text:style-name="Standard"><text:s text:c="8"/>["SEARCH", id] =&gt; {</text:p>
      <text:p text:style-name="Standard"><text:s text:c="12"/>let clients = clients.lock().unwrap();</text:p>
      <text:p text:style-name="Standard"><text:s text:c="12"/>if let Ok(id) = id.parse::&lt;u32&gt;() {</text:p>
      <text:p text:style-name="Standard"><text:s text:c="16"/>if let Some(client) = clients.get(&amp;id) {</text:p>
      <text:p text:style-name="Standard"><text:s text:c="20"/>format!("{:?}\n", client)</text:p>
      <text:p text:style-name="Standard"><text:s text:c="16"/>} else {</text:p>
      <text:p text:style-name="Standard"><text:s text:c="20"/>format!("Client ID: {} not found.\n", id)</text:p>
      <text:p text:style-name="Standard"><text:s text:c="16"/>}</text:p>
      <text:p text:style-name="Standard"><text:s text:c="12"/>} else {</text:p>
      <text:p text:style-name="Standard"><text:s text:c="16"/>"Invalid Client ID.\n".to_string()</text:p>
      <text:p text:style-name="Standard"><text:s text:c="12"/>}</text:p>
      <text:p text:style-name="Standard"><text:s text:c="8"/>}</text:p>
      <text:p text:style-name="Standard"><text:s text:c="8"/>["ADD", ..] =&gt; {</text:p>
      <text:p text:style-name="Standard"><text:s text:c="12"/>if let Some(client) = parse_client_data(command) {</text:p>
      <text:p text:style-name="Standard"><text:s text:c="16"/>let mut clients = clients.lock().unwrap();</text:p>
      <text:p text:style-name="Standard"><text:s text:c="16"/>if clients.contains_key(&amp;client.id) {</text:p>
      <text:p text:style-name="Standard"><text:s text:c="20"/>format!("Client ID: {} already exists.\n", client.id)</text:p>
      <text:p text:style-name="Standard"><text:s text:c="16"/>} else {</text:p>
      <text:p text:style-name="Standard"><text:s text:c="20"/>clients.insert(client.id, client.clone());</text:p>
      <text:p text:style-name="Standard"><text:s text:c="20"/>format!("Client ID: {} added successfully.\n", client.id)</text:p>
      <text:p text:style-name="Standard"><text:s text:c="16"/>}</text:p>
      <text:p text:style-name="Standard"><text:s text:c="12"/>} else {</text:p>
      <text:p text:style-name="Standard"><text:s text:c="16"/>"Failed to parse client data.\n".to_string()</text:p>
      <text:p text:style-name="Standard"><text:s text:c="12"/>}</text:p>
      <text:p text:style-name="Standard"><text:s text:c="8"/>}</text:p>
      <text:p text:style-name="Standard"><text:s text:c="8"/>["REMOVE", id] =&gt; {</text:p>
      <text:p text:style-name="Standard"><text:s text:c="12"/>let mut clients = clients.lock().unwrap();</text:p>
      <text:p text:style-name="Standard"><text:s text:c="12"/>if let Ok(id) = id.parse::&lt;u32&gt;() {</text:p>
      <text:p text:style-name="Standard"><text:s text:c="16"/>if clients.remove(&amp;id).is_some() {</text:p>
      <text:p text:style-name="Standard"><text:s text:c="20"/>format!("Client ID: {} removed successfully.\n", id)</text:p>
      <text:p text:style-name="Standard"><text:s text:c="16"/>} else {</text:p>
      <text:p text:style-name="Standard"><text:s text:c="20"/>format!("Client ID: {} not found.\n", id)</text:p>
      <text:p text:style-name="Standard"><text:s text:c="16"/>}</text:p>
      <text:p text:style-name="Standard"><text:s text:c="12"/>} else {</text:p>
      <text:p text:style-name="Standard"><text:s text:c="16"/>"Invalid Client ID.\n".to_string()</text:p>
      <text:p text:style-name="Standard"><text:s text:c="12"/>}</text:p>
      <text:p text:style-name="Standard"><text:s text:c="8"/>}</text:p>
      <text:p text:style-name="Standard"><text:s text:c="8"/>["UPDATE", id, ..] =&gt; {</text:p>
      <text:p text:style-name="Standard"><text:s text:c="12"/>if let Ok(id) = id.parse::&lt;u32&gt;() {</text:p>
      <text:p text:style-name="Standard"><text:s text:c="16"/>if let Some(new_client) = parse_client_data(command) {</text:p>
      <text:p text:style-name="Standard"><text:s text:c="20"/>let mut clients = clients.lock().unwrap();</text:p>
      <text:p text:style-name="Standard"><text:s text:c="20"/>if clients.contains_key(&amp;id) {</text:p>
      <text:p text:style-name="Standard"><text:s text:c="24"/>clients.insert(id, new_client);</text:p>
      <text:p text:style-name="Standard"><text:s text:c="24"/>format!("Client ID: {} updated successfully.\n", id)</text:p>
      <text:p text:style-name="Standard"><text:s text:c="20"/>} else {</text:p>
      <text:p text:style-name="Standard"><text:s text:c="24"/>format!("Client ID: {} not found.\n", id)</text:p>
      <text:p text:style-name="Standard"><text:s text:c="20"/>}</text:p>
      <text:p text:style-name="Standard"><text:s text:c="16"/>} else {</text:p>
      <text:p text:style-name="Standard"><text:s text:c="20"/>"Failed to parse client data.\n".to_string()</text:p>
      <text:p text:style-name="Standard"><text:s text:c="16"/>}</text:p>
      <text:p text:style-name="Standard"><text:s text:c="12"/>} else {</text:p>
      <text:p text:style-name="Standard"><text:soft-page-break/><text:s text:c="16"/>"Invalid Client ID.\n".to_string()</text:p>
      <text:p text:style-name="Standard"><text:s text:c="12"/>}</text:p>
      <text:p text:style-name="Standard"><text:s text:c="8"/>}</text:p>
      <text:p text:style-name="Standard"><text:s text:c="8"/>_ =&gt; "Invalid command. Use LIST, SEARCH &lt;ID&gt;, ADD &lt;data&gt;, REMOVE &lt;ID&gt;, or UPDATE &lt;ID&gt; &lt;data&gt;.\n".to_string(),</text:p>
      <text:p text:style-name="Standard"><text:s text:c="4"/>}</text:p>
      <text:p text:style-name="Standard">}</text:p>
      <text:p text:style-name="Standard"/>
      <text:p text:style-name="Standard">// Função principal</text:p>
      <text:p text:style-name="Standard">fn main() {</text:p>
      <text:p text:style-name="Standard"><text:s text:c="4"/>let listener = TcpListener::bind("127.0.0.1:7878").unwrap();</text:p>
      <text:p text:style-name="Standard"><text:s text:c="4"/>println!("Server listening on port 7878...");</text:p>
      <text:p text:style-name="Standard"/>
      <text:p text:style-name="Standard"><text:s text:c="4"/>// Usamos um HashMap protegido por Mutex para armazenar os clientes</text:p>
      <text:p text:style-name="Standard"><text:s text:c="4"/>let clients = Arc::new(Mutex::new(HashMap::&lt;u32, Client&gt;::new()));</text:p>
      <text:p text:style-name="Standard"/>
      <text:p text:style-name="Standard"><text:s text:c="4"/>for stream in listener.incoming() {</text:p>
      <text:p text:style-name="Standard"><text:s text:c="8"/>let clients = Arc::clone(&amp;clients);</text:p>
      <text:p text:style-name="Standard"><text:s text:c="8"/>match stream {</text:p>
      <text:p text:style-name="Standard"><text:s text:c="12"/>Ok(stream) =&gt; {</text:p>
      <text:p text:style-name="Standard"><text:s text:c="16"/>println!("New connection: {}", stream.peer_addr().unwrap());</text:p>
      <text:p text:style-name="Standard"><text:s text:c="16"/>thread::spawn(move || {</text:p>
      <text:p text:style-name="Standard"><text:s text:c="20"/>handle_client(stream, clients);</text:p>
      <text:p text:style-name="Standard"><text:s text:c="16"/>});</text:p>
      <text:p text:style-name="Standard"><text:s text:c="12"/>}</text:p>
      <text:p text:style-name="Standard"><text:s text:c="12"/>Err(e) =&gt; {</text:p>
      <text:p text:style-name="Standard"><text:s text:c="16"/>println!("Failed to establish connection: {}", 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Novos Comandos Implementados</text:p>
      <text:p text:style-name="Standard"/>
      <text:p text:style-name="Standard">1. **`REMOVE &lt;Client ID&gt;`**:</text:p>
      <text:p text:style-name="Standard"><text:s text:c="3"/>- Remove um cliente pelo `Client ID`.</text:p>
      <text:p text:style-name="Standard"><text:s text:c="3"/>- Exemplo de uso:</text:p>
      <text:p text:style-name="Standard"><text:s text:c="5"/>```</text:p>
      <text:p text:style-name="Standard"><text:s text:c="5"/>REMOVE 1000</text:p>
      <text:p text:style-name="Standard"><text:s text:c="5"/>```</text:p>
      <text:p text:style-name="Standard"><text:s text:c="3"/>- Resposta:</text:p>
      <text:p text:style-name="Standard"><text:s text:c="5"/>```</text:p>
      <text:p text:style-name="Standard"><text:s text:c="5"/>Client ID: 1000 removed successfully.</text:p>
      <text:p text:style-name="Standard"><text:s text:c="5"/>```</text:p>
      <text:p text:style-name="Standard"><text:s text:c="3"/>- Se o `Client ID` não for encontrado:</text:p>
      <text:p text:style-name="Standard"><text:s text:c="5"/>```</text:p>
      <text:p text:style-name="Standard"><text:s text:c="5"/>Client ID: 1000 not found.</text:p>
      <text:p text:style-name="Standard"><text:s text:c="5"/>```</text:p>
      <text:p text:style-name="Standard"/>
      <text:p text:style-name="Standard"><text:soft-page-break/>2. **`UPDATE &lt;Client ID&gt; &lt;novos dados&gt;`**:</text:p>
      <text:p text:style-name="Standard"><text:s text:c="3"/>- Atualiza os dados de um cliente existente.</text:p>
      <text:p text:style-name="Standard"><text:s text:c="3"/>- Exemplo de uso:</text:p>
      <text:p text:style-name="Standard"><text:s text:c="5"/>```</text:p>
      <text:p text:style-name="Standard"><text:s text:c="5"/>UPDATE 1000 Client ID: 1000 Client IP: 192.168.1.99 Client Status: inactive Client Port: 12345 Client CID: 1000</text:p>
      <text:p text:style-name="Standard"><text:s text:c="5"/>```</text:p>
      <text:p text:style-name="Standard"><text:s text:c="3"/>- Resposta:</text:p>
      <text:p text:style-name="Standard"><text:s text:c="5"/>```</text:p>
      <text:p text:style-name="Standard"><text:s text:c="5"/>Client ID: 1000 updated successfully.</text:p>
      <text:p text:style-name="Standard"><text:s text:c="5"/>```</text:p>
      <text:p text:style-name="Standard"><text:s text:c="3"/>- Se o `Client ID` não for encontrado:</text:p>
      <text:p text:style-name="Standard"><text:s text:c="5"/>```</text:p>
      <text:p text:style-name="Standard"><text:s text:c="5"/>Client ID: 1000 not found.</text:p>
      <text:p text:style-name="Standard"><text:s text:c="5"/>```</text:p>
      <text:p text:style-name="Standard"><text:s text:c="3"/>- Se o parsing dos novos dados falhar:</text:p>
      <text:p text:style-name="Standard"><text:s text:c="5"/>```</text:p>
      <text:p text:style-name="Standard"><text:s text:c="5"/>Failed to parse client data.</text:p>
      <text:p text:style-name="Standard"><text:s text:c="5"/>```</text:p>
      <text:p text:style-name="Standard"/>
      <text:p text:style-name="Standard">---</text:p>
      <text:p text:style-name="Standard"/>
      <text:p text:style-name="Standard">### Como Testar</text:p>
      <text:p text:style-name="Standard"/>
      <text:p text:style-name="Standard">1. **Compile o código**:</text:p>
      <text:p text:style-name="Standard"><text:s text:c="3"/>Certifique-se de ter o Rust instalado e execute:</text:p>
      <text:p text:style-name="Standard"><text:s text:c="3"/>```bash</text:p>
      <text:p text:style-name="Standard"><text:s text:c="3"/>cargo new tcp_parser</text:p>
      <text:p text:style-name="Standard"><text:s text:c="3"/>cd tcp_parser</text:p>
      <text:p text:style-name="Standard"><text:s text:c="3"/>```</text:p>
      <text:p text:style-name="Standard"><text:s text:c="3"/>Adicione as dependências no `Cargo.toml`:</text:p>
      <text:p text:style-name="Standard"><text:s text:c="3"/>```toml</text:p>
      <text:p text:style-name="Standard"><text:s text:c="3"/>[dependencies]</text:p>
      <text:p text:style-name="Standard"><text:s text:c="3"/>regex = "1.5"</text:p>
      <text:p text:style-name="Standard"><text:s text:c="3"/>```</text:p>
      <text:p text:style-name="Standard"><text:s text:c="3"/>Substitua o conteúdo de `src/main.rs` pelo código acima e compile:</text:p>
      <text:p text:style-name="Standard"><text:s text:c="3"/>```bash</text:p>
      <text:p text:style-name="Standard"><text:s text:c="3"/>cargo build</text:p>
      <text:p text:style-name="Standard"><text:s text:c="3"/>cargo run</text:p>
      <text:p text:style-name="Standard"><text:s text:c="3"/>```</text:p>
      <text:p text:style-name="Standard"/>
      <text:p text:style-name="Standard">2. **Conecte ao Servidor**:</text:p>
      <text:p text:style-name="Standard"><text:s text:c="3"/>Use `telnet` ou um script Python para enviar comandos:</text:p>
      <text:p text:style-name="Standard"><text:s text:c="3"/>```bash</text:p>
      <text:p text:style-name="Standard"><text:s text:c="3"/>telnet 127.0.0.1 7878</text:p>
      <text:p text:style-name="Standard"><text:s text:c="3"/>```</text:p>
      <text:p text:style-name="Standard"/>
      <text:p text:style-name="Standard">3. **Envie Comandos**:</text:p>
      <text:p text:style-name="Standard"><text:s text:c="3"/>- Adicione clientes:</text:p>
      <text:p text:style-name="Standard"><text:s text:c="5"/>```</text:p>
      <text:p text:style-name="Standard"><text:s text:c="5"/>ADD Client ID: 1000 Client IP: 192.168.1.69 Client Status: active Client Port: 25468 Client CID: 1000</text:p>
      <text:p text:style-name="Standard"><text:soft-page-break/><text:s text:c="5"/>```</text:p>
      <text:p text:style-name="Standard"><text:s text:c="3"/>- Atualize um cliente:</text:p>
      <text:p text:style-name="Standard"><text:s text:c="5"/>```</text:p>
      <text:p text:style-name="Standard"><text:s text:c="5"/>UPDATE 1000 Client ID: 1000 Client IP: 192.168.1.99 Client Status: inactive Client Port: 12345 Client CID: 1000</text:p>
      <text:p text:style-name="Standard"><text:s text:c="5"/>```</text:p>
      <text:p text:style-name="Standard"><text:s text:c="3"/>- Remova um cliente:</text:p>
      <text:p text:style-name="Standard"><text:s text:c="5"/>```</text:p>
      <text:p text:style-name="Standard"><text:s text:c="5"/>REMOVE 1000</text:p>
      <text:p text:style-name="Standard"><text:s text:c="5"/>```</text:p>
      <text:p text:style-name="Standard"><text:s text:c="3"/>- Liste todos os clientes:</text:p>
      <text:p text:style-name="Standard"><text:s text:c="5"/>```</text:p>
      <text:p text:style-name="Standard"><text:s text:c="5"/>LIST</text:p>
      <text:p text:style-name="Standard"><text:s text:c="5"/>```</text:p>
      <text:p text:style-name="Standard"/>
      <text:p text:style-name="Standard">---</text:p>
      <text:p text:style-name="Standard"/>
      <text:p text:style-name="Standard">### Exemplo de Saída do Servidor</text:p>
      <text:p text:style-name="Standard"/>
      <text:p text:style-name="Standard">```</text:p>
      <text:p text:style-name="Standard">Server listening on port 7878...</text:p>
      <text:p text:style-name="Standard">New connection: 127.0.0.1:12345</text:p>
      <text:p text:style-name="Standard">Received command: ADD Client ID: 1000 Client IP: 192.168.1.69 Client Status: active Client Port: 25468 Client CID: 1000</text:p>
      <text:p text:style-name="Standard">Client ID: 1000 added successfully.</text:p>
      <text:p text:style-name="Standard">Received command: UPDATE 1000 Client ID: 1000 Client IP: 192.168.1.99 Client Status: inactive Client Port: 12345 Client CID: 1000</text:p>
      <text:p text:style-name="Standard">Client ID: 1000 updated successfully.</text:p>
      <text:p text:style-name="Standard">Received command: REMOVE 1000</text:p>
      <text:p text:style-name="Standard">Client ID: 1000 removed successfully.</text:p>
      <text:p text:style-name="Standard">Received command: LIST</text:p>
      <text:p text:style-name="Standard">No clients registered.</text:p>
      <text:p text:style-name="Standard">Client disconnected: 127.0.0.1:12345</text:p>
      <text:p text:style-name="Standard">```</text:p>
      <text:p text:style-name="Standard"/>
      <text:p text:style-name="Standard">---</text:p>
      <text:p text:style-name="Standard"/>
      <text:p text:style-name="Standard">### Próximos Passos</text:p>
      <text:p text:style-name="Standard">- Adicionar persistência de dados (salvar em arquivo JSON ou outro formato).</text:p>
      <text:p text:style-name="Standard">- Implementar autenticação para garantir que apenas clientes autorizados possam se conectar.</text:p>
      <text:p text:style-name="Standard">- Melhorar o protocolo de comunicação para suportar mensagens estruturadas (por exemplo, JSON).</text:p>
      <text:p text:style-name="Standard"/>
      <text:p text:style-name="Standard">Se precisar de mais ajustes ou explicações, é só avisar!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Okay, the user wants to improve the communication protocol of their Rust TCP server by using JSON. Let me break down what they need to do.</text:p>
      <text:p text:style-name="Text_20_body">First, the current code uses a custom text-based protocol where commands are sent as strings like "ADD Client ID: 1 ...". Parsing this with regex works, but switching to JSON will make it more structured and easier to handle, especially as the project grows.</text:p>
      <text:p text:style-name="Text_20_body">So, the main steps would be:</text:p>
      <text:p text:style-name="Text_20_body">1. **Modify the command structure to use JSON**: Instead of plain text commands, the client should send JSON objects. For example, an ADD command would include a JSON object with all client data.</text:p>
      <text:p text:style-name="Text_20_body">2. **Update the `process_command` function**: This function currently splits the command string into parts. With JSON, it'll need to deserialize the JSON into a Rust struct. Serde and serde_json are the go-to libraries here.</text:p>
      <text:p text:style-name="Text_20_body">3. **Adjust the `parse_client_data` function**: Since the data is now in JSON, parsing can be done via serde's derive macros. The Client struct can be deserialized directly from JSON, which is cleaner than regex.</text:p>
      <text:p text:style-name="Text_20_body">4. **Handle JSON serialization/deserialization**: Add serde and serde_json as dependencies. Derive Deserialize and Serialize for the Client struct and any command structs.</text:p>
      <text:p text:style-name="Text_20_body">5. **Error handling**: JSON parsing can fail, so the code needs to handle malformed JSON gracefully, returning appropriate error messages.</text:p>
      <text:p text:style-name="Text_20_body">6. **Update the protocol commands**: Commands like LIST, SEARCH, etc., should be structured as JSON objects with a "command" field and relevant data. For example, { "command": "ADD", "data": { ... } }.</text:p>
      <text:p text:style-name="Text_20_body">Possible issues to watch out for:</text:p>
      <text:p text:style-name="Text_20_body">- **Concurrency**: The existing code uses Arc&lt;Mutex&lt;...&gt;&gt; which is fine, but ensuring that locks are properly managed when processing JSON commands is important.</text:p>
      <text:p text:style-name="Text_20_body">- **Backwards compatibility**: If the server needs to support both old and new protocols, but the user didn't mention that, so assuming a clean switch to JSON.</text:p>
      <text:p text:style-name="Text_20_body">- **Data validation**: Now that parsing is done via serde, validation can be integrated into the deserialization process using annotations or custom validation functions.</text:p>
      <text:p text:style-name="Text_20_body">Testing each command with JSON examples would be crucial. For instance, sending a JSON ADD command should correctly add a client to the HashMap.</text:p>
      <text:p text:style-name="Text_20_body">Also, the response from the server should probably be in JSON as well for consistency. So instead of plain text messages like "Client ID: 1 added successfully", the server could respond with { "status": "success", "message": "..." }.</text:p>
      <text:p text:style-name="Text_20_body">In the code, the `process_command` function will need to return JSON strings. The Client struct should serialize into JSON when listing or searching.</text:p>
      <text:p text:style-name="Text_20_body">Let me outline the specific changes needed in the code:</text:p>
      <text:p text:style-name="Text_20_body">- Add serde and serde_json to Cargo.toml.</text:p>
      <text:p text:style-name="Text_20_body"><text:soft-page-break/>- Derive Serialize and Deserialize for the Client struct.</text:p>
      <text:p text:style-name="Text_20_body">- Create an enum or struct for different commands (e.g., AddCommand, UpdateCommand) that can be deserialized from JSON.</text:p>
      <text:p text:style-name="Text_20_body">- Modify `handle_client` to read JSON input instead of lines of text.</text:p>
      <text:p text:style-name="Text_20_body">- Update `process_command` to take a deserialized command and return a JSON response.</text:p>
      <text:p text:style-name="Text_20_body">- Adjust error messages to be JSON formatted.</text:p>
      <text:p text:style-name="Text_20_body">Potential structs for commands could look like:</text:p>
      <text:p text:style-name="Text_20_body">```rust</text:p>
      <text:p text:style-name="Text_20_body">#[derive(Deserialize)]</text:p>
      <text:p text:style-name="Text_20_body">enum Command {</text:p>
      <text:p text:style-name="Text_20_body">Add { data: Client },</text:p>
      <text:p text:style-name="Text_20_body">Update { id: u32, data: Client },</text:p>
      <text:p text:style-name="Text_20_body">Remove { id: u32 },</text:p>
      <text:p text:style-name="Text_20_body">Search { id: u32 },</text:p>
      <text:p text:style-name="Text_20_body">List,</text:p>
      <text:p text:style-name="Text_20_body">}</text:p>
      <text:p text:style-name="Text_20_body">```</text:p>
      <text:p text:style-name="Text_20_body">Then, when a JSON string is received, deserialize it into this Command enum and act accordingly.</text:p>
      <text:p text:style-name="Text_20_body">Also, the Client struct's status field might benefit from being an enum as well (e.g., Online, Offline), which serde can handle with tagged enums.</text:p>
      <text:p text:style-name="Text_20_body">Testing each part incrementally would help catch issues early. For example, first implement the ADD command with JSON, then proceed to others.</text:p>
      <text:p text:style-name="Text_20_body">Finally, ensuring that the TCP stream reads the entire JSON message correctly, as JSON can be multiline and reading line by line might not work. Using a content length header or reading until the closing brace might be necessary, but for simplicity, assuming each JSON command is sent in a single line (even though that's not standard). Alternatively, using a buffered reader to read until the entire JSON object is parsed, which might require a more sophisticated approach.</text:p>
      <text:p text:style-name="Text_20_body">But given the example code uses `read_line`, which reads until a newline, the user might need to structure each JSON command as a single line. So clients would send a JSON object followed by a newline. This is a common approach for line-delimited JSON (JSON streaming).</text:p>
      <text:p text:style-name="Text_20_body">In summary, the key steps are adding serde, restructuring commands as JSON, updating parsing and processing, and formatting responses in JSON.</text:p>
      <text:p text:style-name="P2">Vou ajudar você a modificar o código para usar JSON como protocolo de comunicação. Faremos as seguintes alterações principais:</text:p>
      <text:h text:style-name="Heading_20_3" text:outline-level="3"><text:soft-page-break/>1. <text:span text:style-name="Strong_20_Emphasis">Adicionar Dependências no </text:span><text:span text:style-name="Strong_20_Emphasis"><text:span text:style-name="Source_20_Text">Cargo.toml</text:span></text:span><text:span text:style-name="Strong_20_Emphasis">:</text:span></text:h>
      <text:p text:style-name="P4">toml</text:p>
      <text:p text:style-name="Text_20_body">Copy</text:p>
      <text:p text:style-name="Preformatted_20_Text">[dependencies]</text:p>
      <text:p text:style-name="Preformatted_20_Text">serde = { version = "1.0", features = ["derive"] }</text:p>
      <text:p text:style-name="P1">serde_json = "1.0"</text:p>
      <text:h text:style-name="Heading_20_3" text:outline-level="3">2. <text:span text:style-name="Strong_20_Emphasis">Modificar a Struct </text:span><text:span text:style-name="Strong_20_Emphasis"><text:span text:style-name="Source_20_Text">Client</text:span></text:span><text:span text:style-name="Strong_20_Emphasis"> para Suportar Serialização:</text:span></text:h>
      <text:p text:style-name="P4">rust</text:p>
      <text:p text:style-name="Text_20_body">Copy</text:p>
      <text:p text:style-name="Preformatted_20_Text">use serde::{Deserialize, Serialize};</text:p>
      <text:p text:style-name="Preformatted_20_Text"/>
      <text:p text:style-name="Preformatted_20_Text">#[derive(Debug, Clone, Serialize, Deserialize)]</text:p>
      <text:p text:style-name="Preformatted_20_Text">struct Client {</text:p>
      <text:p text:style-name="Preformatted_20_Text"><text:s text:c="4"/>id: u32,</text:p>
      <text:p text:style-name="Preformatted_20_Text"><text:s text:c="4"/>ip: String,</text:p>
      <text:p text:style-name="Preformatted_20_Text"><text:s text:c="4"/>status: String,</text:p>
      <text:p text:style-name="Preformatted_20_Text"><text:s text:c="4"/>port: u16,</text:p>
      <text:p text:style-name="Preformatted_20_Text"><text:s text:c="4"/>cid: u32,</text:p>
      <text:p text:style-name="P1">}</text:p>
      <text:h text:style-name="Heading_20_3" text:outline-level="3">3. <text:span text:style-name="Strong_20_Emphasis">Definir um Protocolo JSON para Comandos:</text:span></text:h>
      <text:p text:style-name="P4">rust</text:p>
      <text:p text:style-name="Text_20_body">Copy</text:p>
      <text:p text:style-name="Preformatted_20_Text">#[derive(Debug, Deserialize, Serialize)]</text:p>
      <text:p text:style-name="Preformatted_20_Text">enum Command {</text:p>
      <text:p text:style-name="Preformatted_20_Text"><text:s text:c="4"/>List,</text:p>
      <text:p text:style-name="Preformatted_20_Text"><text:s text:c="4"/>Search { id: u32 },</text:p>
      <text:p text:style-name="Preformatted_20_Text"><text:s text:c="4"/>Add { client: Client },</text:p>
      <text:p text:style-name="Preformatted_20_Text"><text:s text:c="4"/>Remove { id: u32 },</text:p>
      <text:p text:style-name="Preformatted_20_Text"><text:s text:c="4"/>Update { id: u32, client: Client },</text:p>
      <text:p text:style-name="Preformatted_20_Text">}</text:p>
      <text:p text:style-name="Preformatted_20_Text"/>
      <text:p text:style-name="Preformatted_20_Text">#[derive(Debug, Serialize, Deserialize)]</text:p>
      <text:p text:style-name="Preformatted_20_Text">struct Response {</text:p>
      <text:p text:style-name="Preformatted_20_Text"><text:s text:c="4"/>success: bool,</text:p>
      <text:p text:style-name="Preformatted_20_Text"><text:s text:c="4"/>message: String,</text:p>
      <text:p text:style-name="Preformatted_20_Text"><text:s text:c="4"/>#[serde(skip_serializing_if = "Option::is_none")]</text:p>
      <text:p text:style-name="Preformatted_20_Text"><text:s text:c="4"/>data: Option&lt;Vec&lt;Client&gt;&gt;,</text:p>
      <text:p text:style-name="Preformatted_20_Text"><text:s text:c="4"/>#[serde(skip_serializing_if = "Option::is_none")]</text:p>
      <text:p text:style-name="Preformatted_20_Text"><text:s text:c="4"/>client: Option&lt;Client&gt;,</text:p>
      <text:p text:style-name="P1">}</text:p>
      <text:h text:style-name="Heading_20_3" text:outline-level="3">4. <text:span text:style-name="Strong_20_Emphasis">Modificar a Função </text:span><text:span text:style-name="Strong_20_Emphasis"><text:span text:style-name="Source_20_Text">handle_client</text:span></text:span><text:span text:style-name="Strong_20_Emphasis"> para Trabalhar com JSON:</text:span></text:h>
      <text:p text:style-name="P4">rust</text:p>
      <text:p text:style-name="Text_20_body">Copy</text:p>
      <text:p text:style-name="Preformatted_20_Text">fn handle_client(mut stream: TcpStream, clients: Arc&lt;Mutex&lt;HashMap&lt;u32, Client&gt;&gt;&gt;) {</text:p>
      <text:p text:style-name="Preformatted_20_Text"><text:s text:c="4"/>let mut reader = BufReader::new(stream.try_clone().unwrap());</text:p>
      <text:p text:style-name="Preformatted_20_Text"><text:s text:c="4"/>let mut buffer = String::new();</text:p>
      <text:p text:style-name="Preformatted_20_Text"/>
      <text:p text:style-name="Preformatted_20_Text"><text:soft-page-break/><text:s text:c="4"/>println!("New connection: {}", stream.peer_addr().unwrap());</text:p>
      <text:p text:style-name="Preformatted_20_Text"/>
      <text:p text:style-name="Preformatted_20_Text"><text:s text:c="4"/>loop {</text:p>
      <text:p text:style-name="Preformatted_20_Text"><text:s text:c="8"/>buffer.clear();</text:p>
      <text:p text:style-name="Preformatted_20_Text"><text:s text:c="8"/>match reader.read_line(&amp;mut buffer) {</text:p>
      <text:p text:style-name="Preformatted_20_Text"><text:s text:c="12"/>Ok(0) =&gt; {</text:p>
      <text:p text:style-name="Preformatted_20_Text"><text:s text:c="16"/>println!("Client disconnected: {}", stream.peer_addr().unwrap());</text:p>
      <text:p text:style-name="Preformatted_20_Text"><text:s text:c="16"/>break;</text:p>
      <text:p text:style-name="Preformatted_20_Text"><text:s text:c="12"/>}</text:p>
      <text:p text:style-name="Preformatted_20_Text"><text:s text:c="12"/>Ok(_) =&gt; {</text:p>
      <text:p text:style-name="Preformatted_20_Text"><text:s text:c="16"/>let response = match serde_json::from_str(&amp;buffer) {</text:p>
      <text:p text:style-name="Preformatted_20_Text"><text:s text:c="20"/>Ok(command) =&gt; process_command(command, &amp;clients),</text:p>
      <text:p text:style-name="Preformatted_20_Text"><text:s text:c="20"/>Err(e) =&gt; Response {</text:p>
      <text:p text:style-name="Preformatted_20_Text"><text:s text:c="24"/>success: false,</text:p>
      <text:p text:style-name="Preformatted_20_Text"><text:s text:c="24"/>message: format!("Invalid JSON: {}", e),</text:p>
      <text:p text:style-name="Preformatted_20_Text"><text:s text:c="24"/>data: None,</text:p>
      <text:p text:style-name="Preformatted_20_Text"><text:s text:c="24"/>client: None,</text:p>
      <text:p text:style-name="Preformatted_20_Text"><text:s text:c="20"/>},</text:p>
      <text:p text:style-name="Preformatted_20_Text"><text:s text:c="16"/>};</text:p>
      <text:p text:style-name="Preformatted_20_Text"/>
      <text:p text:style-name="Preformatted_20_Text"><text:s text:c="16"/>let response_json = serde_json::to_string(&amp;response).unwrap();</text:p>
      <text:p text:style-name="Preformatted_20_Text"><text:s text:c="16"/>stream.write_all(response_json.as_bytes()).unwrap();</text:p>
      <text:p text:style-name="Preformatted_20_Text"><text:s text:c="16"/>stream.write_all(b"\n").unwrap(); // Delimitador de fim de mensagem</text:p>
      <text:p text:style-name="Preformatted_20_Text"><text:s text:c="12"/>}</text:p>
      <text:p text:style-name="Preformatted_20_Text"><text:s text:c="12"/>Err(e) =&gt; {</text:p>
      <text:p text:style-name="Preformatted_20_Text"><text:s text:c="16"/>println!("Error reading from client: {}", e);</text:p>
      <text:p text:style-name="Preformatted_20_Text"><text:s text:c="16"/>break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1">}</text:p>
      <text:h text:style-name="Heading_20_3" text:outline-level="3">5. <text:span text:style-name="Strong_20_Emphasis">Atualizar a Função </text:span><text:span text:style-name="Strong_20_Emphasis"><text:span text:style-name="Source_20_Text">process_command</text:span></text:span><text:span text:style-name="Strong_20_Emphasis"> para Usar o Novo Protocolo:</text:span></text:h>
      <text:p text:style-name="P4">rust</text:p>
      <text:p text:style-name="Text_20_body">Copy</text:p>
      <text:p text:style-name="Preformatted_20_Text">fn process_command(command: Command, clients: &amp;Arc&lt;Mutex&lt;HashMap&lt;u32, Client&gt;&gt;&gt;) -&gt; Response {</text:p>
      <text:p text:style-name="Preformatted_20_Text"><text:s text:c="4"/>match command {</text:p>
      <text:p text:style-name="Preformatted_20_Text"><text:s text:c="8"/>Command::List =&gt; {</text:p>
      <text:p text:style-name="Preformatted_20_Text"><text:s text:c="12"/>let clients_map = clients.lock().unwrap();</text:p>
      <text:p text:style-name="Preformatted_20_Text"><text:s text:c="12"/>let clients_list: Vec&lt;Client&gt; = clients_map.values().cloned().collect();</text:p>
      <text:p text:style-name="Preformatted_20_Text"><text:s text:c="12"/>Response {</text:p>
      <text:p text:style-name="Preformatted_20_Text"><text:s text:c="16"/>success: true,</text:p>
      <text:p text:style-name="Preformatted_20_Text"><text:s text:c="16"/>message: "OK".to_string(),</text:p>
      <text:p text:style-name="Preformatted_20_Text"><text:s text:c="16"/>data: Some(clients_list),</text:p>
      <text:p text:style-name="Preformatted_20_Text"><text:s text:c="16"/>client: None,</text:p>
      <text:p text:style-name="Preformatted_20_Text"><text:s text:c="12"/>}</text:p>
      <text:p text:style-name="Preformatted_20_Text"><text:s text:c="8"/>}</text:p>
      <text:p text:style-name="Preformatted_20_Text"><text:s text:c="8"/>Command::Search { id } =&gt; {</text:p>
      <text:p text:style-name="Preformatted_20_Text"><text:s text:c="12"/>let clients_map = clients.lock().unwrap();</text:p>
      <text:p text:style-name="Preformatted_20_Text"><text:s text:c="12"/>match clients_map.get(&amp;id) {</text:p>
      <text:p text:style-name="Preformatted_20_Text"><text:s text:c="16"/>Some(client) =&gt; Response {</text:p>
      <text:p text:style-name="Preformatted_20_Text"><text:s text:c="20"/>success: true,</text:p>
      <text:p text:style-name="Preformatted_20_Text"><text:s text:c="20"/>message: "Client found".to_string(),</text:p>
      <text:p text:style-name="Preformatted_20_Text"><text:s text:c="20"/>data: None,</text:p>
      <text:p text:style-name="Preformatted_20_Text"><text:s text:c="20"/>client: Some(client.clone()),</text:p>
      <text:p text:style-name="Preformatted_20_Text"><text:s text:c="16"/>},</text:p>
      <text:p text:style-name="Preformatted_20_Text"><text:soft-page-break/><text:s text:c="16"/>None =&gt; Response {</text:p>
      <text:p text:style-name="Preformatted_20_Text"><text:s text:c="20"/>success: false,</text:p>
      <text:p text:style-name="Preformatted_20_Text"><text:s text:c="20"/>message: format!("Client ID {} not found", 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,</text:p>
      <text:p text:style-name="Preformatted_20_Text"><text:s text:c="12"/>}</text:p>
      <text:p text:style-name="Preformatted_20_Text"><text:s text:c="8"/>}</text:p>
      <text:p text:style-name="Preformatted_20_Text"><text:s text:c="8"/>Command::Add { client } =&gt; {</text:p>
      <text:p text:style-name="Preformatted_20_Text"><text:s text:c="12"/>let mut clients_map = clients.lock().unwrap();</text:p>
      <text:p text:style-name="Preformatted_20_Text"><text:s text:c="12"/>if clients_map.contains_key(&amp;client.id) {</text:p>
      <text:p text:style-name="Preformatted_20_Text"><text:s text:c="16"/>Response {</text:p>
      <text:p text:style-name="Preformatted_20_Text"><text:s text:c="20"/>success: false,</text:p>
      <text:p text:style-name="Preformatted_20_Text"><text:s text:c="20"/>message: format!("Client ID {} already exists", client.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 else {</text:p>
      <text:p text:style-name="Preformatted_20_Text"><text:s text:c="16"/>clients_map.insert(client.id, client.clone());</text:p>
      <text:p text:style-name="Preformatted_20_Text"><text:s text:c="16"/>Response {</text:p>
      <text:p text:style-name="Preformatted_20_Text"><text:s text:c="20"/>success: true,</text:p>
      <text:p text:style-name="Preformatted_20_Text"><text:s text:c="20"/>message: format!("Client ID {} added", client.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8"/>Command::Remove { id } =&gt; {</text:p>
      <text:p text:style-name="Preformatted_20_Text"><text:s text:c="12"/>let mut clients_map = clients.lock().unwrap();</text:p>
      <text:p text:style-name="Preformatted_20_Text"><text:s text:c="12"/>if clients_map.remove(&amp;id).is_some() {</text:p>
      <text:p text:style-name="Preformatted_20_Text"><text:s text:c="16"/>Response {</text:p>
      <text:p text:style-name="Preformatted_20_Text"><text:s text:c="20"/>success: true,</text:p>
      <text:p text:style-name="Preformatted_20_Text"><text:s text:c="20"/>message: format!("Client ID {} removed", 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 else {</text:p>
      <text:p text:style-name="Preformatted_20_Text"><text:s text:c="16"/>Response {</text:p>
      <text:p text:style-name="Preformatted_20_Text"><text:s text:c="20"/>success: false,</text:p>
      <text:p text:style-name="Preformatted_20_Text"><text:s text:c="20"/>message: format!("Client ID {} not found", 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8"/>Command::Update { id, client } =&gt; {</text:p>
      <text:p text:style-name="Preformatted_20_Text"><text:s text:c="12"/>let mut clients_map = clients.lock().unwrap();</text:p>
      <text:p text:style-name="Preformatted_20_Text"><text:s text:c="12"/>if clients_map.contains_key(&amp;id) {</text:p>
      <text:p text:style-name="Preformatted_20_Text"><text:s text:c="16"/>clients_map.insert(id, client.clone());</text:p>
      <text:p text:style-name="Preformatted_20_Text"><text:s text:c="16"/>Response {</text:p>
      <text:p text:style-name="Preformatted_20_Text"><text:s text:c="20"/>success: true,</text:p>
      <text:p text:style-name="Preformatted_20_Text"><text:s text:c="20"/>message: format!("Client ID {} updated", 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 else {</text:p>
      <text:p text:style-name="Preformatted_20_Text"><text:s text:c="16"/>Response {</text:p>
      <text:p text:style-name="Preformatted_20_Text"><text:s text:c="20"/>success: false,</text:p>
      <text:p text:style-name="Preformatted_20_Text"><text:s text:c="20"/>message: format!("Client ID {} not found", id),</text:p>
      <text:p text:style-name="Preformatted_20_Text"><text:s text:c="20"/>data: None,</text:p>
      <text:p text:style-name="Preformatted_20_Text"><text:s text:c="20"/>client: None,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oft-page-break/><text:s text:c="4"/>}</text:p>
      <text:p text:style-name="P1">}</text:p>
      <text:h text:style-name="Heading_20_3" text:outline-level="3">6. <text:span text:style-name="Strong_20_Emphasis">Exemplo de Uso:</text:span></text:h>
      <text:p text:style-name="Text_20_body">Um cliente agora enviaria comandos como JSON:</text:p>
      <text:p text:style-name="Text_20_body"><text:span text:style-name="Strong_20_Emphasis">Adicionar Cliente:</text:span></text:p>
      <text:p text:style-name="P4">json</text:p>
      <text:p text:style-name="Text_20_body">Copy</text:p>
      <text:p text:style-name="Preformatted_20_Text">{</text:p>
      <text:p text:style-name="Preformatted_20_Text"><text:s text:c="2"/>"Add": {</text:p>
      <text:p text:style-name="Preformatted_20_Text"><text:s text:c="4"/>"client": {</text:p>
      <text:p text:style-name="Preformatted_20_Text"><text:s text:c="6"/>"id": 1,</text:p>
      <text:p text:style-name="Preformatted_20_Text"><text:s text:c="6"/>"ip": "127.0.0.1",</text:p>
      <text:p text:style-name="Preformatted_20_Text"><text:s text:c="6"/>"status": "online",</text:p>
      <text:p text:style-name="Preformatted_20_Text"><text:s text:c="6"/>"port": 8080,</text:p>
      <text:p text:style-name="Preformatted_20_Text"><text:s text:c="6"/>"cid": 100</text:p>
      <text:p text:style-name="Preformatted_20_Text"><text:s text:c="4"/>}</text:p>
      <text:p text:style-name="Preformatted_20_Text"><text:s text:c="2"/>}</text:p>
      <text:p text:style-name="P1">}</text:p>
      <text:p text:style-name="Text_20_body"><text:span text:style-name="Strong_20_Emphasis">Buscar Cliente:</text:span></text:p>
      <text:p text:style-name="P4">json</text:p>
      <text:p text:style-name="Text_20_body">Copy</text:p>
      <text:p text:style-name="Preformatted_20_Text">{</text:p>
      <text:p text:style-name="Preformatted_20_Text"><text:s text:c="2"/>"Search": {</text:p>
      <text:p text:style-name="Preformatted_20_Text"><text:s text:c="4"/>"id": 1</text:p>
      <text:p text:style-name="Preformatted_20_Text"><text:s text:c="2"/>}</text:p>
      <text:p text:style-name="P1">}</text:p>
      <text:p text:style-name="Text_20_body"><text:span text:style-name="Strong_20_Emphasis">Resposta do Servidor (Exemplo):</text:span></text:p>
      <text:p text:style-name="P4">json</text:p>
      <text:p text:style-name="Text_20_body">Copy</text:p>
      <text:p text:style-name="Preformatted_20_Text">{</text:p>
      <text:p text:style-name="Preformatted_20_Text"><text:s text:c="2"/>"success": true,</text:p>
      <text:p text:style-name="Preformatted_20_Text"><text:s text:c="2"/>"message": "Client found",</text:p>
      <text:p text:style-name="Preformatted_20_Text"><text:s text:c="2"/>"client": {</text:p>
      <text:p text:style-name="Preformatted_20_Text"><text:s text:c="4"/>"id": 1,</text:p>
      <text:p text:style-name="Preformatted_20_Text"><text:s text:c="4"/>"ip": "127.0.0.1",</text:p>
      <text:p text:style-name="Preformatted_20_Text"><text:s text:c="4"/>"status": "online",</text:p>
      <text:p text:style-name="Preformatted_20_Text"><text:s text:c="4"/>"port": 8080,</text:p>
      <text:p text:style-name="Preformatted_20_Text"><text:s text:c="4"/>"cid": 100</text:p>
      <text:p text:style-name="Preformatted_20_Text"><text:s text:c="2"/>}</text:p>
      <text:p text:style-name="P1">}</text:p>
      <text:h text:style-name="Heading_20_3" text:outline-level="3">Vantagens desta Abordagem:</text:h>
      <text:list text:style-name="L1">
        <text:list-item>
          <text:p text:style-name="P5"><text:span text:style-name="Strong_20_Emphasis">Estrutura Padronizada:</text:span> Comunicação mais clara e organizada</text:p>
        </text:list-item>
        <text:list-item>
          <text:p text:style-name="P5"><text:span text:style-name="Strong_20_Emphasis">Tipagem Forte:</text:span> Validação automática via serde</text:p>
        </text:list-item>
        <text:list-item>
          <text:p text:style-name="P5"><text:span text:style-name="Strong_20_Emphasis">Extensibilidade:</text:span> Fácil adição de novos comandos</text:p>
        </text:list-item>
        <text:list-item>
          <text:p text:style-name="P5"><text:soft-page-break/><text:span text:style-name="Strong_20_Emphasis">Interoperabilidade:</text:span> Clientes em outras linguagens podem se comunicar facilmente</text:p>
        </text:list-item>
      </text:list>
      <text:h text:style-name="Heading_20_3" text:outline-level="3">Pontos de Atenção:</text:h>
      <text:list text:style-name="L2">
        <text:list-item>
          <text:p text:style-name="P6">Adicione tratamento de erros mais robusto</text:p>
        </text:list-item>
        <text:list-item>
          <text:p text:style-name="P6">Considere usar um delimitador claro entre mensagens (ex: <text:span text:style-name="Source_20_Text">\n</text:span>)</text:p>
        </text:list-item>
        <text:list-item>
          <text:p text:style-name="P6">Valide os dados antes de inserir no HashMap</text:p>
        </text:list-item>
      </text:list>
      <text:list text:style-name="L3">
        <text:list-item>
          <text:p text:style-name="P7">Adicione logs detalhados para depuração</text:p>
        </text:list-item>
      </text:list>
      <text:p text:style-name="Text_20_body">Quer mais ajustes específicos?</text:p>
      <text:p text:style-name="P3">New cha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31:39.178803235</meta:creation-date>
    <dc:date>2025-03-18T13:08:01.719613841</dc:date>
    <meta:editing-duration>PT2H8M1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2" meta:paragraph-count="1252" meta:word-count="5801" meta:character-count="47097" meta:non-whitespace-character-count="34488"/>
  </office:meta>
</office:document-meta>
</file>